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fo:color="#0000ff"/>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2" style:family="paragraph" style:parent-style-name="Standard">
      <style:paragraph-properties fo:margin-left="0cm" fo:margin-right="0cm" fo:text-align="justify" style:justify-single-word="false" fo:text-indent="0.499cm" style:auto-text-indent="false"/>
      <style:text-properties fo:language="ru" fo:country="RU"/>
    </style:style>
    <style:style style:name="P103" style:family="paragraph" style:parent-style-name="Text_20_body">
      <style:paragraph-properties fo:text-align="justify" style:justify-single-word="false"/>
    </style:style>
    <style:style style:name="P10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text-properties fo:language="ru" fo:country="RU"/>
    </style:style>
    <style:style style:name="P106" style:family="paragraph" style:parent-style-name="Text_20_body">
      <style:paragraph-properties fo:text-align="justify" style:justify-single-word="false"/>
      <style:text-properties fo:language="ru" fo:country="RU"/>
    </style:style>
    <style:style style:name="P107" style:family="paragraph" style:parent-style-name="Text_20_body">
      <style:text-properties fo:language="en" fo:country="US"/>
    </style:style>
    <style:style style:name="P108" style:family="paragraph" style:parent-style-name="Text_20_body">
      <style:paragraph-properties fo:background-color="#eeeeee">
        <style:background-image/>
      </style:paragraph-properties>
    </style:style>
    <style:style style:name="P109" style:family="paragraph" style:parent-style-name="Text_20_body">
      <style:paragraph-properties fo:background-color="#eeeeee">
        <style:background-image/>
      </style:paragraph-properties>
      <style:text-properties fo:language="ru" fo:country="RU"/>
    </style:style>
    <style:style style:name="P110" style:family="paragraph" style:parent-style-name="Text_20_body">
      <style:paragraph-properties fo:text-align="justify" style:justify-single-word="false" fo:background-color="#eeeeee">
        <style:background-image/>
      </style:paragraph-properties>
      <style:text-properties fo:language="ru" fo:country="RU"/>
    </style:style>
    <style:style style:name="P111" style:family="paragraph" style:parent-style-name="Text_20_body">
      <style:paragraph-properties fo:background-color="#eeeeee">
        <style:background-image/>
      </style:paragraph-properties>
      <style:text-properties fo:language="en" fo:country="US"/>
    </style:style>
    <style:style style:name="P112" style:family="paragraph" style:parent-style-name="First_20_line_20_indent">
      <style:paragraph-properties fo:background-color="#eeeeee">
        <style:background-image/>
      </style:paragraph-properties>
      <style:text-properties fo:language="ru" fo:country="RU"/>
    </style:style>
    <style:style style:name="P11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4" style:family="paragraph" style:parent-style-name="Text_20_body">
      <style:paragraph-properties fo:margin-left="0cm" fo:margin-right="0cm" fo:text-align="justify" style:justify-single-word="false" fo:text-indent="0cm" style:auto-text-indent="false"/>
    </style:style>
    <style:style style:name="P115"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6" style:family="paragraph" style:parent-style-name="Text_20_body">
      <style:paragraph-properties fo:margin-left="0cm" fo:margin-right="0cm" fo:text-align="center"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8" style:family="paragraph" style:parent-style-name="Footnote">
      <style:paragraph-properties fo:margin-left="0cm" fo:margin-right="0cm" fo:text-indent="0cm" style:auto-text-indent="false"/>
      <style:text-properties fo:language="en" fo:country="US"/>
    </style:style>
    <style:style style:name="P129" style:family="paragraph" style:parent-style-name="Footnote">
      <style:text-properties fo:language="en" fo:country="US"/>
    </style:style>
    <style:style style:name="P130" style:family="paragraph" style:parent-style-name="Footnote">
      <style:text-properties fo:language="ru" fo:country="RU"/>
    </style:style>
    <style:style style:name="P131" style:family="paragraph" style:parent-style-name="Footnote">
      <style:text-properties style:use-window-font-color="true" fo:language="ru" fo:country="RU"/>
    </style:style>
    <style:style style:name="P13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0" style:family="paragraph" style:parent-style-name="Standard">
      <style:text-properties fo:font-style="italic" style:font-style-asian="italic" style:font-style-complex="italic"/>
    </style:style>
    <style:style style:name="P141" style:family="paragraph" style:parent-style-name="Heading_20_1">
      <style:paragraph-properties fo:margin-left="0cm" fo:margin-right="0cm" fo:text-align="center" style:justify-single-word="false" fo:text-indent="0.499cm" style:auto-text-indent="false"/>
    </style:style>
    <style:style style:name="P142" style:family="paragraph" style:parent-style-name="Heading_20_1">
      <style:paragraph-properties fo:background-color="#eeeeee">
        <style:background-image/>
      </style:paragraph-properties>
    </style:style>
    <style:style style:name="P143" style:family="paragraph" style:parent-style-name="Heading_20_2">
      <style:text-properties fo:language="en" fo:country="US"/>
    </style:style>
    <style:style style:name="P144" style:family="paragraph" style:parent-style-name="Heading_20_2">
      <style:text-properties fo:language="ru" fo:country="RU"/>
    </style:style>
    <style:style style:name="P145" style:family="paragraph" style:parent-style-name="Heading_20_2">
      <style:paragraph-properties fo:text-align="justify" style:justify-single-word="false"/>
    </style:style>
    <style:style style:name="P146" style:family="paragraph" style:parent-style-name="Heading_20_2">
      <style:paragraph-properties fo:background-color="#eeeeee">
        <style:background-image/>
      </style:paragraph-properties>
    </style:style>
    <style:style style:name="P147" style:family="paragraph" style:parent-style-name="Heading_20_2">
      <style:paragraph-properties fo:background-color="#eeeeee">
        <style:background-image/>
      </style:paragraph-properties>
      <style:text-properties fo:language="ru" fo:country="RU"/>
    </style:style>
    <style:style style:name="P14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49" style:family="paragraph" style:parent-style-name="Text_20_body" style:list-style-name="L1">
      <style:paragraph-properties fo:text-align="justify" style:justify-single-word="false"/>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style:font-style-asian="normal" style:font-style-complex="normal"/>
    </style:style>
    <style:style style:name="T23" style:family="text">
      <style:text-properties fo:color="#800000" fo:language="en" fo:country="US"/>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loext:char-shading-value="0"/>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style:font-style-asian="normal" style:font-style-complex="normal" loext:char-shading-value="0"/>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style:font-style-asian="normal" style:font-style-complex="normal" loext:char-shading-value="0"/>
    </style:style>
    <style:style style:name="T57" style:family="text">
      <style:text-properties fo:background-color="#ffff00"/>
    </style:style>
    <style:style style:name="T58" style:family="text">
      <style:text-properties fo:background-color="#ffff00" loext:char-shading-value="0"/>
    </style:style>
    <style:style style:name="T59" style:family="text">
      <style:text-properties fo:color="#00ccff"/>
    </style:style>
    <style:style style:name="T60" style:family="text">
      <style:text-properties fo:font-weight="normal" style:font-weight-asian="normal" style:font-weight-complex="normal"/>
    </style:style>
    <style:style style:name="T61" style:family="text">
      <style:text-properties fo:color="#0066cc" fo:language="ru" fo:country="RU"/>
    </style:style>
    <style:style style:name="T62" style:family="text">
      <style:text-properties fo:color="#0000cc"/>
    </style:style>
    <style:style style:name="T63" style:family="text">
      <style:text-properties style:text-line-through-style="solid"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fo:color="#ff0000"/>
    </style:style>
    <style:style style:name="T68"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0">Сказать Ане, чтобы записывала свои догадки, возникающие по мере прочтения каждой главы</text:span>&gt;</text:p>
      <text:p text:style-name="P3"/>
      <text:p text:style-name="P54"><text:span text:style-name="T9">&lt;</text:span><text:span text:style-name="T23">Д</text:span><text:span text:style-name="T20">обавить </text:span><text:span text:style-name="T20">эпизод</text:span><text:span text:style-name="T20"> в Кантерлоте, где Луна составляет невысокое мнение об умств</text:span><text:span text:style-name="T20">е</text:span><text:span text:style-name="T20">нных способностях Макса</text:span><text:span text:style-name="T9">&gt;</text:span></text:p>
      <text:p text:style-name="P41">&lt;<text:span text:style-name="T21">Глава про то, как Селестия пытается определить, чего хочет Макс </text:span>&lt;<text:span text:style-name="T1">и </text:span><text:span text:style-name="T21">ест неаполитанское мороженное</text:span>&gt;<text:span text:style-name="T21">. В конце-концов, она понимает, что Макс хочет секса и дружбы. Эпизод с Агамемноном-бескланником</text:span>&gt;</text:p>
      <text:p text:style-name="P45">&lt;<text:span text:style-name="T21">Селестия лечит Макса в Кантерлоте от болячек и наркозависимости. И тогда он начинает её хотеть. И она это понимает</text:span>&gt;</text:p>
      <text:p text:style-name="P45"/>
      <text:h text:style-name="Heading_20_2" text:outline-level="2">Прочитанные фанфики</text:h>
      <text:h text:style-name="Heading_20_3" text:outline-level="3">Эпичные</text:h>
      <text:p text:style-name="P105">Обмен ( <text:a xlink:type="simple" xlink:href="https://darkpony.ru/obmen/" text:style-name="Internet_20_link" text:visited-style-name="Visited_20_Internet_20_Link">https://darkpony.ru/obmen/</text:a> )</text:p>
      <text:p text:style-name="P107">Fallout Equestria</text:p>
      <text:p text:style-name="P105">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soft-page-break/><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070651510823661280" text:style-name="L1">
        <text:list-item>
          <text:p text:style-name="P149">добавить детектив <text:span text:style-name="T1">(реализовано)</text:span>+ магические уроки/трактаты Старсвирла (реализовано)</text:p>
        </text:list-item>
        <text:list-item>
          <text:p text:style-name="P150">Терра несколько раз пытается убить Макса (один раз — в аквапарке). Несколько раз Макса спасает Селестия (даёт приказы Нексусу)</text:p>
        </text:list-item>
        <text:list-item>
          <text:p text:style-name="P150">Книги:</text:p>
        </text:list-item>
      </text:list>
      <text:list xml:id="list8624150194311102224" text:style-name="L2">
        <text:list-item>
          <text:p text:style-name="P151">«Великие грифоны прошлого» - из канона (5<text:span text:style-name="T9">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text:soft-page-break/>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57">Природа Проклятий</text:span>» - обмен</text:p>
        </text:list-item>
        <text:list-item>
          <text:p text:style-name="P151"><text:span text:style-name="T58">«Магия для Чайников»</text:span> - обмен</text:p>
        </text:list-item>
        <text:list-item>
          <text:p text:style-name="P151"><text:span text:style-name="T57">«Энциклопедия Арканум»</text:span> - обмен</text:p>
        </text:list-item>
        <text:list-item>
          <text:p text:style-name="P151">«О Гейсах» - обмен</text:p>
        </text:list-item>
        <text:list-item>
          <text:p text:style-name="P151">«<text:span text:style-name="T58">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843386288984641794"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По другим данным, Селестии около 2500 лет (Обмен).</text:p>
        </text:list-item>
        <text:list-item>
          <text:p text:style-name="P152"><text:soft-page-break/>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3">Искусственный интеллект. Создан Владом и Максом. Разработан для управления корпорациями.</text:p>
      <text:h text:style-name="Heading_20_3" text:outline-level="3">Норф</text:h>
      <text:p text:style-name="P103">Владелец и единственный работник каретной мастерской в Кантерлоте. Инвалид (задняя часть тела парализована)</text:p>
      <text:h text:style-name="Heading_20_3" text:outline-level="3"><text:soft-page-break/>Селестия</text:h>
      <text:p text:style-name="P10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11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4">Единорог. Холост, молод, мечтателен. Живёт в Кантерлоте. В свободное время рисует облака.</text:p>
      <text:h text:style-name="Heading_20_3" text:outline-level="3">Алекс</text:h>
      <text:p text:style-name="P114">Менеджер проектов, над одним из которых (Нексус) работает Макс.</text:p>
      <text:h text:style-name="Heading_20_3" text:outline-level="3">Ростик</text:h>
      <text:p text:style-name="P114">Лидер команды тестировщиков</text:p>
      <text:h text:style-name="Heading_20_3" text:outline-level="3">Стас</text:h>
      <text:p text:style-name="P114">Программист-новичок в команде Макса.</text:p>
      <text:h text:style-name="Heading_20_3" text:outline-level="3">Рома</text:h>
      <text:p text:style-name="P114">Программист в команде UI-программистов</text:p>
      <text:h text:style-name="Heading_20_3" text:outline-level="3">Анджела</text:h>
      <text:p text:style-name="P114">Сисадмин. Флиртует с Максом.</text:p>
      <text:p text:style-name="P114"/>
      <text:h text:style-name="Heading_20_2" text:outline-level="2">Положения</text:h>
      <text:p text:style-name="P11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text:soft-page-break/>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3"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5">&lt;Добавить угрозу ядерной войны&gt;</text:p>
      <text:p text:style-name="P2">***</text:p>
      <text:p text:style-name="P1">Звонок Алекса застал меня в спиртном<text:span text:style-name="T1"> отделе</text:span>.</text:p>
      <text:p text:style-name="P1"><text:soft-page-break/><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2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9">RnD-</text:span><text:span text:style-name="T1">зоны</text:span><text:span text:style-name="T1"><text:note text:id="ftn3" text:note-class="footnote"><text:note-citation>3</text:note-citation><text:note-body><text:p text:style-name="P12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1">Добавить сцену со Стасом</text:span>&gt;</text:p>
      <text:p text:style-name="P37">Я повесил куртку на спинку кресла и включил комп.</text:p>
      <text:p text:style-name="P37"><text:soft-page-break/>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6"><text:span text:style-name="T9">&gt;\</text:span>Привет, Н<text:span text:style-name="T1">эш.</text:span> Это Макс.</text:p>
      <text:p text:style-name="P66"><text:span text:style-name="T9">&lt;\</text:span>Привет Макс. <text:span text:style-name="T1">Рад тебя видеть. Где ты отсутствовал три дня?</text:span></text:p>
      <text:p text:style-name="P66"><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66"><text:span text:style-name="T9">&gt;\</text:span>Как называется наш проект?</text:p>
      <text:p text:style-name="P66"><text:span text:style-name="T9">&lt;\</text:span>Дайсон.</text:p>
      <text:p text:style-name="P66"><text:span text:style-name="T9">&gt;\</text:span>Сколько тебе лет?</text:p>
      <text:p text:style-name="P66"><text:span text:style-name="T9">&lt;\</text:span>Два года с начала запуска кластера.</text:p>
      <text:p text:style-name="P66"><text:span text:style-name="T9">&gt;\</text:span>Какой сейчас год?</text:p>
      <text:p text:style-name="P66"><text:span text:style-name="T9">&gt;\</text:span>202<text:span text:style-name="T1">1</text:span>-й.</text:p>
      <text:p text:style-name="P21"/>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66"><text:span text:style-name="T9">&gt;\</text:span>Н<text:span text:style-name="T1">эш</text:span>, отключи память <text:span text:style-name="T1">заданий</text:span> за последнюю неделю.</text:p>
      <text:p text:style-name="P66"><text:span text:style-name="T9">&lt;\</text:span>Выполнено.</text:p>
      <text:p text:style-name="P66"><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6"><text:span text:style-name="T9">&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9">&lt;\</text:span><text:span text:style-name="T1">Выполняю задачу</text:span>...</text:p>
      <text:p text:style-name="P84"><text:soft-page-break/><text:span text:style-name="T9">&lt;\</text:span>...</text:p>
      <text:p text:style-name="P84"><text:span text:style-name="T9">&lt;\</text:span>Решение:</text:p>
      <text:p text:style-name="P8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7">Хм, не понял? Ч<text:span text:style-name="T1">ё</text:span> за хрень?</text:p>
      <text:p text:style-name="P37"/>
      <text:p text:style-name="P66"><text:span text:style-name="T9">&gt;</text:span>\<text:span text:style-name="T1">Нэш</text:span>, почему ты используешь жёсткие настройки <text:span text:style-name="T1">для решения задачи</text:span>?</text:p>
      <text:p text:style-name="P66"><text:span text:style-name="T9">&lt;\</text:span>Настройки правильные, <text:span text:style-name="T1">Макс</text:span>.</text:p>
      <text:p text:style-name="P21"/>
      <text:p text:style-name="P37">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2"/>
      <text:p text:style-name="P66"><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7">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37">Ага, уже теплее.</text:p>
      <text:p text:style-name="P37"/>
      <text:p text:style-name="P66"><text:span text:style-name="T9">&gt;</text:span>\<text:span text:style-name="T1">Нэш</text:span>, выдай <text:span text:style-name="T1">краткую </text:span>диагностику модулей <text:span text:style-name="T1">аналитики</text:span></text:p>
      <text:p text:style-name="P37"/>
      <text:p text:style-name="P37">Йо! </text:p>
      <text:p text:style-name="P37"><text:soft-page-break/>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9">– </text:span>Окей. Спасибо, Макс.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9">.</text:span></text:p>
      <text:p text:style-name="P85">Гудки.</text:p>
      <text:p text:style-name="P37"><text:span text:style-name="T1">У</text:span>ходя попрощался с охранником, <text:span text:style-name="T1">увлечённо исследующим тему садо-мазо</text:span>.</text:p>
      <text:p text:style-name="P37">Всё, свободен. Хотя <text:s/><text:span text:style-name="T1">воскресенье</text:span> уже испорчен<text:span text:style-name="T1">о</text:span>.</text:p>
      <text:p text:style-name="P37"/>
      <text:p text:style-name="P116">***</text:p>
      <text:p text:style-name="P116"/>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text:soft-page-break/>–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9">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text:soft-page-break/></text:p>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1">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9">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8">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0">Спи, сестра моя родная,<text:line-break/>Спи. Усни.<text:line-break/>Крыльями тебя укрою,<text:line-break/>Спи. Усни.</text:p><text:p text:style-name="P130"><text:tab/>В чаще тёмной волки воют,<text:line-break/>Спи. Усни.</text:p><text:p text:style-name="P130"><text:tab/>В мрачном замке духи ноют,<text:line-break/>Спи. Усни.</text:p><text:p text:style-name="P130"><text:tab/>Сказки вечность нам читает,<text:line-break/>Спи. Усни.<text:line-break/>День осенний угасает,<text:line-break/>Спи. Усни.<text:line-break/>Помни только в сне глубоком,</text:p><text:p text:style-name="P13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oft-page-break/><text:span text:style-name="T9">3. </text:span>Кантерлот</text:h>
      <text:p text:style-name="P69">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893213434493630637"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8"><text:s/>Сколько страниц сегодня нахреначили?</text:p><text:p text:style-name="P129">– <text:span text:style-name="T1">Восемь, учитель!</text:span></text:p><text:p text:style-name="P129">–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7"><text:soft-page-break/>Дискорд исчез. Последний раз драконикуса видели, когда он на своей маленькой юркой колеснице удалялся в сторону Жеребячьих<text:span text:style-name="T20"> </text:span>гор.</text:p>
      <text:p text:style-name="P6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7">Я потянулся. Хватит на сегодня чтения. Настало время ежедневной прогулки по городу. Тем более, что у меня есть деньги.</text:p>
      <text:p text:style-name="P6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7">Так что даже на ремонт одежды и покупку необходимых в повседневной жизни мелочей у меня финансов не было. До недавнего времени. </text:p>
      <text:p text:style-name="P6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7"><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7"><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text:soft-page-break/>–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28"> И никто ж не догадывался, что она может летать! Её </text:span><text:span text:style-name="T29">Солнечное </text:span><text:span text:style-name="T28"><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7">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1">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9"/>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10">–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9">Селестия нахмурилась и угрожающе подняла крылья.</text:p>
      <text:p text:style-name="P49"><text:span text:style-name="T9">– </text:span>Не забывай, человек, я — могущественный маг и правитель Эквестрии. Ко мне нужно относиться с должным уважением!</text:p>
      <text:p text:style-name="P49"><text:span text:style-name="T9">– </text:span>А то что? Превратишь в жабу? Сошлёшь на Луну? Убьёшь нахер?</text:p>
      <text:p text:style-name="P49">Аликорница сникла. Уши её опустились.</text:p>
      <text:p text:style-name="P49"><text:span text:style-name="T9">– </text:span>Макс, не надо... Ты же знаешь, я этого не сделаю.</text:p>
      <text:p text:style-name="P49"><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9"><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9"><text:span text:style-name="T9">Аликорница уселась н</text:span>а пол <text:span text:style-name="T9">и прижала копыто к груди.</text:span></text:p>
      <text:p text:style-name="P41">– Да будет так! Сим заявляю, что отныне и впредь буду общаться с тобой на равных, человек Мак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9"><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9">– </text:span>Вот, читай отсюда. <text:span text:style-name="T9">– а</text:span>ликорница подчеркнула абзац копытом.</text:p>
      <text:p text:style-name="P49"/>
      <text:p text:style-name="P50">***</text:p>
      <text:p text:style-name="P50"/>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lt;<text:span text:style-name="T20">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1">–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P144" text:outline-level="2"><text:span text:style-name="T9">5. </text:span>Индиго</text:h>
      <text:p text:style-name="P41"/>
      <text:p text:style-name="P4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text:soft-page-break/>–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фиолетово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онечно! Скажи ей, что у меня сегодня день рождения, и я очень сильно огорчи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9">Я остался сидеть в полнейшем замешательстве. </text:p>
      <text:p text:style-name="P49"/>
      <text:p text:style-name="P50">***</text:p>
      <text:p text:style-name="P49">&lt;<text:span text:style-name="T51">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text:soft-page-break/>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Ты говорила, он от древности вообще сбрендил.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text:p>
      <text:p text:style-name="P4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text:soft-page-break/>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 Вроде да. Хотя, по-моему, дело уже не в муравьях.</text:p>
      <text:p text:style-name="P49">– По-моему, тоже. – рассмеялась аликорница. – Продолжай...</text:p>
      <text:p text:style-name="P49"/>
      <text:h text:style-name="P143" text:outline-level="2">6. Стыд</text:h>
      <text:p text:style-name="P49"/>
      <text:p text:style-name="P57">~~~ Завтра на семь в библиотеке ~~~</text:p>
      <text:p text:style-name="P57"/>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text:soft-page-break/>– В это же время. – подтвердил я.</text:p>
      <text:p text:style-name="P49"/>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text:soft-page-break/>–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text:span text:style-name="T64">Стирание</text:span> из бытия. Точнее, его нет и не было после того, как я замкнула его на его создателя, Иггуса. Суть заклинания <text:span text:style-name="T6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text:soft-page-break/>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У меня <text:span text:style-name="T64">стоит</text:span>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52">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text:soft-page-break/>–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52">&lt;<text:span text:style-name="T20">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9">— умение делегировать полномочия. Вечером того же дня я села за письменный стол.</text:span></text:p>
      <text:p text:style-name="P41">“<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9"/>
      <text:p text:style-name="P50">***</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9">—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ли. Если хочешь.</text:p>
      <text:p text:style-name="P49">– Хорошо. До встречи, Селли.</text:p>
      <text:p text:style-name="P49">– До встречи, Макс.</text:p>
      <text:p text:style-name="P49"/>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9"/>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0"> </text:span>(быть может, к счастью). Всё, что я могу <text:span text:style-name="T9">— оставить тебе напутствие.</text:span></text:p>
      <text:p text:style-name="P57"><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7">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text:soft-page-break/></text:p>
      <text:p text:style-name="P41">…</text:p>
      <text:p text:style-name="P41"/>
      <text:p text:style-name="P49">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8">— вся архитектура явно </text:span><text:span text:style-name="T30">была </text:span><text:span text:style-name="T38">заточена под крылатых. Таких, для которых приземлиться на балкон в тронном зале или уйти через портик на крыше</text:span><text:span text:style-name="T54"> </text:span><text:span text:style-name="T38">—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8"> </text:span><text:span text:style-name="T30">Его центр занимал высокий </text:span><text:span text:style-name="T38">кругл</text:span><text:span text:style-name="T30">ый</text:span><text:span text:style-name="T38"> </text:span><text:span text:style-name="T30">футон</text:span><text:span text:style-name="T38"> </text:span><text:span text:style-name="T30">с</text:span><text:span text:style-name="T38"> велик</text:span><text:span text:style-name="T30">им</text:span><text:span text:style-name="T38"> множество</text:span><text:span text:style-name="T30">м</text:span><text:span text:style-name="T38"> подушек. Среди них я с удивлением заметил плюшевую единорожку </text:span><text:span text:style-name="T30">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9">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41"><text:span text:style-name="T1">–</text:span> Мы же договорились! <text:span text:style-name="T1">Селли</text:span>!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text:span text:style-name="T1">Селестия</text:span>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oft-page-break/><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1">Мне печалиться не стоит</text:p><text:p text:style-name="P131">Жизнь прекрасна и ярка</text:p><text:p text:style-name="P131">Телом молода, душою —</text:p><text:p text:style-name="P131">Как дракон морской мудра</text:p><text:p text:style-name="P131"/><text:p text:style-name="P131">Я видала взлёт империй,</text:p><text:p text:style-name="P131">Я жила среди легенд,</text:p><text:p text:style-name="P131">Древней магии мистерий</text:p><text:p text:style-name="P131">Я прилежнейший студент</text:p><text:p text:style-name="P131"/><text:p text:style-name="P131">Обожаема народом,</text:p><text:p text:style-name="P131">Уважаема врагом,</text:p><text:p text:style-name="P131">Но друзей моих немного,</text:p><text:p text:style-name="P131">Гложет душу холодом</text:p><text:p text:style-name="P131"/><text:p text:style-name="P131">Одинока и печальна,</text:p><text:p text:style-name="P131">Недоступна и строга,</text:p><text:p text:style-name="P131">Потеряла изначальный</text:p><text:p text:style-name="P131">Смысл жизни навсегда</text:p><text:p text:style-name="P131"/><text:p text:style-name="P131">Жизнь моя теперь публична,</text:p><text:p text:style-name="P131">Жизнь моя теперь для всех,</text:p><text:p text:style-name="P131">В этом — горе, в этом — счастье,</text:p><text:p text:style-name="P131">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text:span text:style-name="T1">Селестии</text:span>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1"><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9">– Примерно такие. – расхохоталась Селестия. <text:span text:style-name="T9">–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text:span text:style-name="T1">Селестии</text:span>.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Селес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9">–</text:span> А водку у вас принято пить?</text:p>
      <text:p text:style-name="P39"><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9"><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9">– Это ты называешь “дружбой”? – с </text:span>улыбкой хмыкнул<text:span text:style-name="T9"> я. – </text:span>Мне нравится твоё чувство юмора.</text:p>
      <text:p text:style-name="P49">Аликорница нахмурилась.</text:p>
      <text:p text:style-name="P49"><text:span text:style-name="T9">–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9">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41">–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0">***</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8">–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3">А из Пинто Крика уже месяц нет новостей...</text:span></text:p>
      <text:p text:style-name="P3"><text:span text:style-name="T38">–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1"><text:span text:style-name="T43">– </text:span>“<text:span text:style-name="T1">Что я могу сделать, чтобы вернуть всё назад?</text:span>”</text:p>
      <text:p text:style-name="P11"><text:span text:style-name="T43">– </text:span><text:span text:style-name="T30">Так и сказала?</text:span></text:p>
      <text:p text:style-name="P1"><text:span text:style-name="T38">–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3">– </text:span><text:span text:style-name="T30">Что бы это значило, Флер?</text:span></text:p>
      <text:p text:style-name="P11"><text:span text:style-name="T43">– </text:span><text:span text:style-name="T3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text:p>
      <text:p text:style-name="P6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2">– Куда проваливаться?</text:p>
      <text:p text:style-name="P62">– Они не знают. В тех провалах не видно дна...</text:p>
      <text:p text:style-name="P62">…</text:p>
      <text:p text:style-name="P6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2">– Леди и джентльпони! Приём окончен! Её Высочество Принцесса Селестия будет рада видеть <text:s/>вас в следующую среду!</text:p>
      <text:p text:style-name="P6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0">–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text:soft-page-break/>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41"/>
      <text:p text:style-name="P1"><text:span text:style-name="T39">&lt;</text:span><text:span text:style-name="T56">Mark Knopfler - </text:span><text:span text:style-name="T55">Hill Farmer's Blues</text:span><text:span text:style-name="T39">&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7">Имя её было Селестия.</text:p>
      <text:p text:style-name="P57">За ней последовала и сестра её, <text:span text:style-name="T9">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4">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м!</text:p>
      <text:p text:style-name="P57"><text:soft-page-break/>– Конечно, моя хорошая...</text:p>
      <text:p text:style-name="P57"/>
      <text:p text:style-name="P41">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41"/>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38">–</text:span><text:span text:style-name="T30">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 Куча?</text:p>
      <text:p text:style-name="P41">– Ну ты даёшь! – хмыкнула Эпплджек. – Даже не смешно.</text:p>
      <text:p text:style-name="P41"><text:soft-page-break/>– Неужели штука?</text:p>
      <text:p text:style-name="P41">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0">пони-</text:span><text:span text:style-name="T38">исчезновений уже год. Почту за честь работать </text:span><text:span text:style-name="T30">под твоим руководством</text:span><text:span text:style-name="T38">. Подожди немного, я </text:span><text:span text:style-name="T30">от</text:span><text:span text:style-name="T38">систематизирую нужную информацию и расскажу тебе, насколько далеко смогла продвинуться.</text:span></text:p>
      <text:p text:style-name="P39">“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2">***</text:p>
      <text:p text:style-name="P41"/>
      <text:p text:style-name="P117"><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18">«...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9"><text:span text:style-name="T9">– Вот ещё! </text:span>– возмутился дракончик. – Никогда на такое не соглашусь!</text:p>
      <text:p text:style-name="P49"><text:soft-page-break/>–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pan text:style-name="T13">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9">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69">&lt;Seal — Amazing <text:span text:style-name="T1">(T</text:span><text:span text:style-name="T9">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pan text:style-name="T42">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text:soft-page-break/>Снаружи вставало солнце. Размытый а<text:span text:style-name="T2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 Параллельные Эквестри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2">—</text:span><text:span text:style-name="T13"> </text:span><text:span text:style-name="T60">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9">&lt;<text:span text:style-name="T59">d.notive — Talking Flight</text:span>&gt;</text:p>
      <text:p text:style-name="P57">Дата: 12.04.1003 А.С.</text:p>
      <text:p text:style-name="P57">Эксперимент: заклинание Воплощения Индрэ</text:p>
      <text:p text:style-name="P57">Испытуемая: Рэрити</text:p>
      <text:p text:style-name="P57"><text:soft-page-break/>Синопсис: запись сна со слов испытуемой</text:p>
      <text:p text:style-name="P57">Замечания: замечаний нет</text:p>
      <text:p text:style-name="P57"/>
      <text:p text:style-name="P1"><text:span text:style-name="T3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2">чёрный экран?</text:span></text:p>
      <text:p text:style-name="P48"/>
      <text:p text:style-name="P50">***</text:p>
      <text:p text:style-name="P49"/>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text:soft-page-break/>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18">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Мак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ли?</text:p>
      <text:p text:style-name="P3">Стук стал громче.</text:p>
      <text:p text:style-name="P4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text:soft-page-break/>–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Индрэ...</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oft-page-break/><text:span text:style-name="T3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8"> </text:span><text:span text:style-name="T30">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2"><text:span text:style-name="T38">– Я </text:span><text:span text:style-name="T43">всегда буду оставаться в тени. </text:span><text:span text:style-name="T38">– </text:span><text:span text:style-name="T43">хлюпала единорожка. </text:span><text:span text:style-name="T38">– </text:span><text:span text:style-name="T43">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9">– </text:span>Ты?!</text:p>
      <text:p text:style-name="P100"><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0"><text:span text:style-name="T9">– М</text:span>ожет тогда, ты скажешь, что в нём пошло не так и почему к вам попал я, а не сверхаликорн?</text:p>
      <text:p text:style-name="P100"><text:span text:style-name="T9">– </text:span>Не скажу. Заклинания Стар Свирла Бородатого обычно если срабатывают, то без ошибок.</text:p>
      <text:p text:style-name="P49"><text:span text:style-name="T9">– Если </text:span>только <text:span text:style-name="T9">их правильно вызывают. – </text:span>пробурчал Спайк, возвращаясь в корзинку.</text:p>
      <text:p text:style-name="P39"><text:span text:style-name="T9">–</text:span> <text:span text:style-name="T1">Эмм. </text:span>Что он имел ввиду?</text:p>
      <text:p text:style-name="P39"><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8">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9"><text:span text:style-name="T9">– </text:span><text:span text:style-name="T1">Да, завершилось всё препаршиво. Принцесса Луна сказала, лучше бы её обратно на Луну закинули.</text:span></text:p>
      <text:p text:style-name="P39"><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9"><text:span text:style-name="T9">– </text:span><text:span text:style-name="T1">Хм. Нет.</text:span></text:p>
      <text:p text:style-name="P39"><text:span text:style-name="T9">– </text:span><text:span text:style-name="T1">А друзья?</text:span></text:p>
      <text:p text:style-name="P39"><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text:span><text:span text:style-name="T1">Толку с того, что я увижу нечто вроде танцующих слоников </text:span><text:span text:style-name="T38">—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oft-page-break/><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0">.</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pan text:style-name="T26">Чужестранец-примат разбил сердце нашей обожаемой Селестии! Двор в отчаянии </text:span><text:span text:style-name="T12">— </text:span><text:span text:style-name="T2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9">– </text:span>Привет, Эй-Джей! У тебя проблемы?</text:p>
      <text:p text:style-name="P49"><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9">–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9">–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9">– Г</text:span>отово. Принимай работу, хозяйка!</text:p>
      <text:p text:style-name="P49">Эпплджек стиснула меня в сокрушающих объятиях.</text:p>
      <text:p text:style-name="P49"><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9">–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9">–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9"><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0">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0">объявляла вывеска.</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9">– </text:span>Свободно? <text:span text:style-name="T9">– </text:span>спросил я у единственной пони, сидящей за столиком.</text:p>
      <text:p text:style-name="P49"><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9"><text:span text:style-name="T9">– <text:s/></text:span>Пирог с грибами, яишницу и чизкейк<text:span text:style-name="T9"> – </text:span>сообщил я подошедшей официантке.</text:p>
      <text:p text:style-name="P49"><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9"><text:span text:style-name="T9">–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9">– </text:span>Вы, наверное, ждёте кого-то?</text:p>
      <text:p text:style-name="P51"><text:span text:style-name="T9">– </text:span>Неа.</text:p>
      <text:p text:style-name="P51"><text:span text:style-name="T9">– </text:span>Просто обедаете?</text:p>
      <text:p text:style-name="P51"><text:span text:style-name="T9">– </text:span>Неа.</text:p>
      <text:p text:style-name="P51"><text:span text:style-name="T9">– </text:span>Просто сидите и мрачно смотрите на меня?</text:p>
      <text:p text:style-name="P51"><text:span text:style-name="T9">– </text:span>Неа.</text:p>
      <text:p text:style-name="P51">Хм, а эта пони не из разговорчивых. Ну ладно.</text:p>
      <text:p text:style-name="P51"><text:span text:style-name="T9">– </text:span>А что же вы делаете?</text:p>
      <text:p text:style-name="P51"><text:span text:style-name="T9">– </text:span>Веселюсь. <text:span text:style-name="T9">– </text:span>мрачно заявила пони.</text:p>
      <text:p text:style-name="P51"><text:span text:style-name="T9">– </text:span>Если я вас достал, то так и скажите. Извините.</text:p>
      <text:p text:style-name="P51"><text:soft-page-break/>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9">– </text:span>Привет, Макс!</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9">– </text:span>Мы с вами раньше встречались?</text:p>
      <text:p text:style-name="P51"><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9">– </text:span>Оставь, Салвер.<text:span text:style-name="T9"> </text:span>Ему за счёт заведения.</text:p>
      <text:p text:style-name="P49"><text:span text:style-name="T9">– </text:span>Ясно, мисс Пинки. <text:span text:style-name="T9">– </text:span>официантка кивнула и ушла.</text:p>
      <text:p text:style-name="P49"><text:span text:style-name="T9">– Ч</text:span>его-о-о?<text:span text:style-name="T9"> </text:span>Так это твой бар?</text:p>
      <text:p text:style-name="P49"><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9"><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9">– </text:span>У меня есть идея получше. <text:span text:style-name="T9">– </text:span>на свет показалась фляга Большого Макинтоша.</text:p>
      <text:p text:style-name="P49"><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9">– </text:span>Починил телегу. Только молчок про самогон, раз уж ты в курсе. <text:span text:style-name="T9">– </text:span>я разлил сидр по чашкам.</text:p>
      <text:p text:style-name="P49"><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9">–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oft-page-break/><text:span text:style-name="T9">– У </text:span>тебя такая смешная мордочка! <text:span text:style-name="T9">– </text:span>захихикали Пинки, покачиваясь. <text:span text:style-name="T9">– </text:span>Как будто ты <text:span text:style-name="T60">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9">– </text:span>Эммм... Скажи-ка мне, мой друг П-п-пинки... Легенда про фаэри <text:span text:style-name="T13">— </text:span><text:span text:style-name="T60">эт правда?</text:span></text:p>
      <text:p text:style-name="P49"><text:span text:style-name="T13">– </text:span><text:span text:style-name="T60">Какая из? Их много, вообще-то. Ик!</text:span></text:p>
      <text:p text:style-name="P49"><text:span text:style-name="T13">– </text:span><text:span text:style-name="T60">Про принцесс. Про то, что они фаэри, спустившиеся с неба во плоти, чтоб помогать пони управлять Эквестрией?</text:span></text:p>
      <text:p text:style-name="P49"><text:span text:style-name="T13">– </text:span><text:span text:style-name="T60">Макс, </text:span><text:span text:style-name="T13">– </text:span><text:span text:style-name="T60">захихикала Пинки, взъерошив копытами розовые кудряшки и попытавшись соорудить из них бороду, </text:span><text:span text:style-name="T13">–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9"><text:span text:style-name="T13">–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3">– </text:span><text:span text:style-name="T60">Ты что-о-о! Нельзя любить фаэри! Она похитит твоё сердце, и ты будешь искать её, пока не... </text:span><text:span text:style-name="T13">– </text:span><text:span text:style-name="T60">Пинки погрузилась в так и не съеденный салат «по-Кантерлотски» и захрапела.</text:span></text:p>
      <text:p text:style-name="P49"><text:span text:style-name="T13">– </text:span><text:span text:style-name="T60">Пока не умру?</text:span></text:p>
      <text:p text:style-name="P49"><text:span text:style-name="T13">– </text:span><text:span text:style-name="T60">Нет, глупенький, </text:span><text:span text:style-name="T13">– </text:span><text:span text:style-name="T60">пробулькала Пинки из миски. </text:span><text:span text:style-name="T13">– </text:span><text:span text:style-name="T60">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2">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2"><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2"><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2"><text:span text:style-name="T9">– </text:span>У нас?</text:p>
      <text:p text:style-name="P52"><text:soft-page-break/>Пинки молча поддела меня носом и с неожиданной<text:tab/>для такой маленькой кобылки силой буквально закинула меня себе на спин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2"><text:span text:style-name="T9">– </text:span>Стооой! <text:span text:style-name="T9">– </text:span>заорал я. <text:span text:style-name="T9">– </text:span>Выпрыгивай из бочки!!!</text:p>
      <text:p text:style-name="P52">Кобылка-пилот улыбнулась и постукала копытцем по шлему, показывая, что не слышит меня.</text:p>
      <text:p text:style-name="P52"><text:span text:style-name="T9">– </text:span>Выпрыгивааа... <text:span text:style-name="T9">–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9">– </text:span>Смотри, вот те и ответ на вопрос, куда деваются пони!</text:p>
      <text:p text:style-name="P52"><text:span text:style-name="T9">– </text:span>Где? <text:span text:style-name="T9">– </text:span>единорожка начала оглядываться.</text:p>
      <text:p text:style-name="P52"><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2"><text:span text:style-name="T9">– </text:span>И что? Я всё равно не пойму, куда пони деваются? И куда пропала Скуталу?</text:p>
      <text:p text:style-name="P52"><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59">Приветствую тебя, мой маленький человек!</text:p>
      <text:p text:style-name="P5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9"><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9">P.S. Н</text:span>е гневите мироздание воровством! <text:span text:style-name="T26">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9"/>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3. Мэйнхэттен</text:h>
      <text:p text:style-name="P72">ZZ Top – Gimme all your lovin</text:p>
      <text:p text:style-name="P72">Mothley Crue – Kick Start My Heart</text:p>
      <text:p text:style-name="P52"><text:soft-page-break/><text:span text:style-name="T9">–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9">– </text:span>Не отсылается. Глюк какой-то.</text:p>
      <text:p text:style-name="P5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2"><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2"><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2"><text:span text:style-name="T9">– </text:span>Это неправильно! <text:span text:style-name="T9">– </text:span>заявила Рэйнбоу Дэш, отвернувшись от окна.</text:p>
      <text:p text:style-name="P52"><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2"><text:span text:style-name="T9">– </text:span>Да я не про то! <text:span text:style-name="T9">– </text:span>отмахнулась пегаска. <text:span text:style-name="T9">– </text:span>Посмотри на поле.</text:p>
      <text:p text:style-name="P52"><text:span text:style-name="T9">– </text:span>И что? Поле как поле.</text:p>
      <text:p text:style-name="P52"><text:span text:style-name="T9">– </text:span>Оно не убрано. <text:span text:style-name="T9">– </text:span>мрачно ответила пегаска. <text:span text:style-name="T9">–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9">– </text:span>У самого посёлка поля убраны. Наверняка дойдёт дело и до остальных.</text:p>
      <text:p text:style-name="P52"><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2"><text:span text:style-name="T9">– </text:span>Спасибо, но от пинкиных плюшек у меня фланки округляются.</text:p>
      <text:p text:style-name="P52"><text:span text:style-name="T9">– </text:span>Да ладно тебе, Рэйнбоу Дэш! От одной не округлятся.</text:p>
      <text:p text:style-name="P52"><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9"> </text:span>Как будто…</text:p>
      <text:p text:style-name="P52"><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5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9">– </text:span>Они паслись… Ты можешь себе представить? Макс!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text:p>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9">– </text:span>Что за…?</text:p>
      <text:p text:style-name="P10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9">– </text:span>Леди и джентльпони! Просьба не паниковать! Поезд дальше не идёт: впереди провал! <text:span text:style-name="T9">– </text:span>крикнул проводник.</text:p>
      <text:p text:style-name="P52"><text:span text:style-name="T9">– </text:span>Какой ещё, в дышло, провал? Я проезжал тут два дня назад!</text:p>
      <text:p text:style-name="P52"><text:span text:style-name="T9">– </text:span>Безобразие! Верните мне деньги за билет!</text:p>
      <text:p text:style-name="P52"><text:span text:style-name="T9">– </text:span>Как вы смеете! Я опоздаю в порт! <text:s/><text:span text:style-name="T9">–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9">– </text:span>Дэш, нам надо на ту сторону.</text:p>
      <text:p text:style-name="P52"><text:span text:style-name="T9">– </text:span>Нет проблем. Я могу тебя перенести.</text:p>
      <text:p text:style-name="P52">Я с сомнением посмотрел на пегаску. Дэш в холке была мне по пояс.</text:p>
      <text:p text:style-name="P52"><text:span text:style-name="T9">– </text:span>Ты точно в этом уверена?</text:p>
      <text:p text:style-name="P52"><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2">Мля.</text:p>
      <text:p text:style-name="P52"><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2">…</text:p>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2">Разумеется, я посмотрел вниз.</text:p>
      <text:p text:style-name="P5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Я валялся на насыпи и трясся как в лихорадке. От пережитого шока меня тошнило.</text:p>
      <text:p text:style-name="P52"><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9">– </text:span>Я чувствую, что только что упустил отличную возможность отлить на вселенную!</text:p>
      <text:p text:style-name="P52"><text:soft-page-break/></text:p>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2"><text:span text:style-name="T9">– </text:span>Удостоверение личности предъявлять? <text:span text:style-name="T9">– </text:span>осведомился я.</text:p>
      <text:p text:style-name="P52"><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2">Дэш, ни слова не говоря, прислонила ухо к двери.</text:p>
      <text:p text:style-name="P52"><text:span text:style-name="T9">– </text:span>Будешь смеяться, но именно этим он и занят. Вызывает полицию по телефону. <text:span text:style-name="T9">– </text:span>сообщила пегаска.</text:p>
      <text:p text:style-name="P52"><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9">– </text:span>Сколько у нас времени?</text:p>
      <text:p text:style-name="P52">Дэш почесала в затылке.</text:p>
      <text:p text:style-name="P52"><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9">–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2"><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52">Снаружи послышался вой сирены и цокот множества копыт.</text:p>
      <text:p text:style-name="P52"><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9">– </text:span>Это твои двадцать минут? <text:span text:style-name="T9">– </text:span>возмутился я. <text:span text:style-name="T9">– </text:span>Да ещё и десяти не прошло!</text:p>
      <text:p text:style-name="P52">Дэш вымучено скривилась.</text:p>
      <text:p text:style-name="P52"><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2">Я разбил топором стеклянные дверцы прибора и вытащил рубины.</text:p>
      <text:p text:style-name="P52"><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2">Пегаска отрицательно помотала головой.</text:p>
      <text:p text:style-name="P52"><text:span text:style-name="T9">– </text:span>Ну уж фигушки. Я тебя тут не оставлю.</text:p>
      <text:p text:style-name="P52"><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9">– Н</text:span>е тупи! <text:span text:style-name="T9">– </text:span>упрямо мотнула головой пегаска. <text:span text:style-name="T9">–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oft-page-break/><text:span text:style-name="T9">– </text:span>Быстро за мной! <text:span text:style-name="T9">–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9">– Ю-</text:span>хууу<text:span text:style-name="T9">!!!</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9">–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9">– </text:span>Макс, подвинься!</text:p>
      <text:p text:style-name="P52">Пегаска оттеснила меня крупом и повернулась к двери задом.</text:p>
      <text:p text:style-name="P52"><text:span text:style-name="T9">–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9">– </text:span>Ты чего на меня так уставился? <text:span text:style-name="T9">– </text:span>подозрительно спросила пегаска.</text:p>
      <text:p text:style-name="P52"><text:span text:style-name="T9">– </text:span>Да так… Не ожидал, что ты такая…</text:p>
      <text:p text:style-name="P52"><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9">– </text:span>Ты! Не! По! Нял! Те! Бе! Не! Льзя! Тут! Ос! Та! ВАТЬСЯ!!! <text:span text:style-name="T9">–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oft-page-break/><text:span text:style-name="T9">–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9">–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9">–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9">– </text:span>Так-так, посмотрим, что тут у нас. Ага. Гм. Это наверняка тот монстр-человек, о котором писали в газетах. Занятно.</text:p>
      <text:p text:style-name="P52">Я крутился в телекинетическом поле перед единорожкой как некий диковинный экспонат шоу уродцев.</text:p>
      <text:p text:style-name="P52"><text:span text:style-name="T9">– </text:span>А это у нас кто? Гмм. Пегаска. Вот так раз! Рэйнбоу Дэш! Какими судьбами?</text:p>
      <text:p text:style-name="P52"><text:span text:style-name="T9">– </text:span>ТРИКСИ! <text:span text:style-name="T9">– <text:s/></text:span>фейсхуфнула Дэш. <text:span text:style-name="T9">– </text:span>Во имя Селестии, ЧТО ты тут делаешь?!!</text:p>
      <text:p text:style-name="P52"><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2"><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2"><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2"><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9">– </text:span>Ей ведь нельзя рассказывать, да?</text:p>
      <text:p text:style-name="P52"><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2"><text:span text:style-name="T9">– </text:span>ОГО!</text:p>
      <text:p text:style-name="P52">Единорожка аж уселась на крыльцо от удивления.</text:p>
      <text:p text:style-name="P52"><text:span text:style-name="T9">– </text:span>Представлем себе, ЧТО вы скрываете, если ты готова на ТАКОЕ! Признаюсь, вам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9">– </text:span>Мы приняли решение не выдавать вас полиции в обмен на то, что вы расскажете нам о вашей секретной миссии!</text:p>
      <text:p text:style-name="P52"><text:span text:style-name="T9">– </text:span>Не пойдёт! <text:span text:style-name="T9">– </text:span>заявил я. <text:span text:style-name="T9">– </text:span>Я уже сказал, что это тайна. Мне добавить нечего.</text:p>
      <text:p text:style-name="P52"><text:span text:style-name="T9">– </text:span>Да неужели? <text:span text:style-name="T9">– </text:span>захлопала ресницами Трикси. <text:span text:style-name="T9">–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44"/>
      <text:p text:style-name="P52"><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2"><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9">– </text:span>Стой! Что ты там сказала о Селестии?</text:p>
      <text:p text:style-name="P52">Трикси молча левитировала мне газеты с трюмо.</text:p>
      <text:p text:style-name="P52">Фак! Фак-фак-фак!!!</text:p>
      <text:p text:style-name="P52">«<text:span text:style-name="T26">Исчезновение дневной главы диархии: Эквестрия в панике!</text:span>» (статья двухдневной давности).</text:p>
      <text:p text:style-name="P52">«<text:span text:style-name="T26">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2">«<text:span text:style-name="T2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6">Да отстаньте же вы от меня! Он сказал, что ест пони, но я этого НЕ ВИДЕЛА!!!</text:span>»).</text:p>
      <text:p text:style-name="P52">«<text:span text:style-name="T26">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2">«<text:span text:style-name="T2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4"><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4">– <text:span text:style-name="T1">ОНИ ЧТО, ШУТОК НЕ ПОНИМАЮТ?!! </text:span>– <text:span text:style-name="T1">заорал я наконец. </text:span>– <text:span text:style-name="T1">Нашли пониеда, ёбнутые пони!!!</text:span></text:p>
      <text:p text:style-name="P52"><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2">Я зажал голову в ладонях и застонал, покачиваясь из стороны в сторону.</text:p>
      <text:p text:style-name="P52"><text:span text:style-name="T9">– </text:span>Макс?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3"><text:soft-page-break/><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2"/>
      <text:p text:style-name="P5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2">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52">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2">Единорожка задумалась и продолжила:</text:p>
      <text:p text:style-name="P44"><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8"/>
      <text:h text:style-name="Heading_20_2" text:outline-level="2">14. <text:span text:style-name="T1">Деградация</text:span></text:h>
      <text:p text:style-name="P44">&lt;<text:span text:style-name="T62">David Bowie - Lets Dance/ Ashes To Ashes</text:span></text:p>
      <text:p text:style-name="P44"><text:span text:style-name="T62">Roxette – Queen of rain</text:span>&gt;</text:p>
      <text:p text:style-name="P52">– Ы! Ы! Ы! Ы! Ы!</text:p>
      <text:p text:style-name="P52">Дэш стучала лбом о сосну с такой силой, что на неё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text:soft-page-break/>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у тебя только одна пара ног для упора! Не сердись!</text:p>
      <text:p text:style-name="P52">Я покровительно похлопал пегаску по шее.</text:p>
      <text:p text:style-name="P5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 Ффух! Ещё бы немного, и я бы рехнулась от тоски! Как только Эпплджек эти телеги таскает? Это же офигенно скучно!</text:p>
      <text:p text:style-name="P52"><text:soft-page-break/>Пегаска накинула на себя плащ, скрыв крылья, и стала впрягаться в фургончик.</text:p>
      <text:p text:style-name="P52">– Макс, залазь в фургон. Там впереди какой-то посёлок. Купим еды и узнаем новости.</text:p>
      <text:p text:style-name="P52"/>
      <text:p text:style-name="P53">***</text:p>
      <text:p text:style-name="P52"/>
      <text:p text:style-name="P52">Три дня спустя…</text:p>
      <text:p text:style-name="P52"/>
      <text:p text:style-name="P52">«<text:span text:style-name="T26">Добро пожаловать в Груммингтон! Вам здесь рады!</text:span></text:p>
      <text:p text:style-name="P52"><text:span text:style-name="T26">Население города </text:span><text:span text:style-name="T63">302 пони</text:span><text:span text:style-name="T26">.</text:span></text:p>
      <text:p text:style-name="P52"><text:span text:style-name="T63">250 пони</text:span><text:span text:style-name="T26">.</text:span></text:p>
      <text:p text:style-name="P52"><text:span text:style-name="T63">125 поней</text:span><text:span text:style-name="T26">.</text:span></text:p>
      <text:p text:style-name="P52"><text:span text:style-name="T26">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7">Дружба </text:span><text:span text:style-name="T34">—</text:span><text:span text:style-name="T17"> </text:span><text:span text:style-name="T3">э</text:span><text:span text:style-name="T17">то, </text:span><text:span text:style-name="T65">так её </text:span><text:span text:style-name="T3">разэтак</text:span><text:span text:style-name="T65">,</text:span><text:span text:style-name="T17"> магия!</text:span><text:span text:style-name="T54">»</text:span></text:p>
      <text:p text:style-name="P52"/>
      <text:p text:style-name="P5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2">Пегаска фейсхуфнула.</text:p>
      <text:p text:style-name="P52"><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 Дэш. – мягко сказал я. – Судя по площади крыльев, пегасы держатся в воздухе, в основном, за счёт магии.</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Макс?</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что бы ни случилось. Обещаю тебе.</text:p>
      <text:p text:style-name="P52">Пегаска утешилась и замерла, глядя в огонь.</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text:p>
      <text:p text:style-name="P52">Громкий «бабах» дал понять, что Дэш захлопнула книгу. После короткой паузы взьерошенная пегаска <text:s/>выглянула из-за спины.</text:p>
      <text:p text:style-name="P52">– Макс? Расскажи какую-нибудь сказку на ночь? Что-то спать не хочется.</text:p>
      <text:p text:style-name="P52">Пегаска залезла на диван и похлопала рядом с собой.</text:p>
      <text:p text:style-name="P52"><text:soft-page-break/>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text:p>
      <text:p text:style-name="P52">– Вот тебе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обняв мою ногу, заснула.</text:p>
      <text:p text:style-name="P52"><text:soft-page-break/>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text:p>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63">37 пни</text:span></text:p>
      <text:p text:style-name="P65">24пн</text:p>
      <text:p text:style-name="P65">15</text:p>
      <text:p text:style-name="P52"><text:span text:style-name="T26">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2">«<text:span text:style-name="T26">Добро пожаловать в Груммингтон! Вам здесь рады!</text:span></text:p>
      <text:p text:style-name="P52"><text:span text:style-name="T26">Население города </text:span><text:span text:style-name="T63">302 пони</text:span><text:span text:style-name="T26">.</text:span></text:p>
      <text:p text:style-name="P52"><text:span text:style-name="T63">250 пони</text:span><text:span text:style-name="T26">.</text:span></text:p>
      <text:p text:style-name="P52"><text:span text:style-name="T63">125 поней</text:span><text:span text:style-name="T26">.</text:span></text:p>
      <text:p text:style-name="P52"><text:span text:style-name="T26">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Макс!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text:soft-page-break/>–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span text:style-name="T9">&lt;</text:span><text:span text:style-name="T53">Metallica-Enter Sandman</text:span><text:span text:style-name="T9">&gt;</text:span></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Макс,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5. Филлидельфия</text:h>
      <text:p text:style-name="P44">&lt;<text:span text:style-name="T52">Elo - Sorrow about to fall</text:span>&gt;</text:p>
      <text:p text:style-name="P44">&lt;<text:span text:style-name="T52">Kiss – I Was Made For Lovin’ You</text:span>&gt;</text:p>
      <text:p text:style-name="P52">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2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6">Провинция пустеет: репортаж из обеспоневшего посёлка</text:span>». «<text:span text:style-name="T26">Нехватка пегасов-погодников: указ принцессы Луны разрешает набор в погодные команды пегасов без лётных аттестатов</text:span>». «<text:span text:style-name="T26">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text:p>
      <text:p text:style-name="P52"><text:soft-page-break/>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text:soft-page-break/>–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2">– Бггг! – <text:s/>заржала пегаска. – Макс,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насупилась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2"><text:soft-page-break/>– Нет, я не то имел ввиду. Холодно не в физическом смысле. В душевном.</text:p>
      <text:p text:style-name="P52">Пегаска всмотрелась мне в лицо, как будто впервые видя его.</text:p>
      <text:p text:style-name="P52">– Ты имеешь ввиду, что тебе утром некому сказать: «Привет, хорошего дня»?</text:p>
      <text:p text:style-name="P52">– Да, примерно это я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text:p>
      <text:p text:style-name="P52">– Макс! В Эквестрии у тебя всегда будут друзья, что бы ни случилось!</text:p>
      <text:p text:style-name="P52">Я растроганно обнял пегаску и погладил её по шее.</text:p>
      <text:p text:style-name="P52">– Спасибо, Дэш. Это просто здорово!</text:p>
      <text:p text:style-name="P52">…</text:p>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пегаски мимо ушей и продолжил паковать рюкзак.</text:p>
      <text:p text:style-name="P5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купишь ей новый.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емьдесят килограмм. – больший из двух котелков отправился в провал.</text:p>
      <text:p text:style-name="P52">– Я могу тянуть тебя, когда ты весишь восемьдесят килограмм. – две трети наших запасов картошки и ухнули следом.</text:p>
      <text:p text:style-name="P52">– Я могу тащить тебя, даже когда ты весишь девяносто! – насос и запасное колесо к самокату улетели туда же.</text:p>
      <text:p text:style-name="P52">– Но мы не договаривались, что ты будешь весить под сто десять только потому, что дорвался до бесплатных магазинов! Лягать, это уже слишком!</text:p>
      <text:p text:style-name="P52">– Погоди, Дэш, консервы-то не выкидывай! Ты ж сама говорила, что только-только размялась и всё такое. <text:span text:style-name="T64">И магазин</text:span>ы вовсе<text:span text:style-name="T64"> не </text:span>бесплатные<text:span text:style-name="T64"> <text:s/></text:span>— я оставлял там деньги — последние, кстати. Дай, я сам отберу припасы...</text:p>
      <text:p text:style-name="P52"><text:soft-page-break/>…</text:p>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скал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2">–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0">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2">…</text:p>
      <text:p text:style-name="P52"/>
      <text:p text:style-name="P52">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Ма-а-акс! Ма-а-акс! Встава-а-ай!</text:p>
      <text:p text:style-name="P52">– И как я, интересно, могу встать, если ты стоишь прямо надо мной? – с трудом отвечаю я.</text:p>
      <text:p text:style-name="P52">– Хорош умничать! – буркнула пегаска сквозь слёзы. – Макс?!!</text:p>
      <text:p text:style-name="P52">Я был полузадушен силой объятий пегаски.</text:p>
      <text:p text:style-name="P52"><text:soft-page-break/>–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упёршись своим носом в мой.</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2"><text:span text:style-name="T9">–</text:span> А какой у тебя там был образ жизни?</text:p>
      <text:p text:style-name="P52"><text:span text:style-name="T9">–</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9">–</text:span> Дискордовы яйца! Ты сидел в тюрьме? За что тебя посадили?</text:p>
      <text:p text:style-name="P52"><text:span text:style-name="T9">–</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схватилась за голову.</text:p>
      <text:p text:style-name="P52"><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oft-page-break/><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2"><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4">Пегаска <text:span text:style-name="T9">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45"/>
      <text:p text:style-name="P45">…</text:p>
      <text:p text:style-name="P45">&lt;<text:bookmark text:name="eow-title"/><text:span text:style-name="T55">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И всё же это был славный заплыв! Медитативный плеск волн, ласково греющее спину солнце, крик чаек настроили меня на философский лад. </text:p>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64">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ски <text:span text:style-name="T64">любили друг друга! И у них </text:span>был<text:span text:style-name="T64"> </text:span>офигенский <text:span text:style-name="T64">секс! </text:span>И это было круто!<text:span text:style-name="T64"> </text:span>А ты… Ты <text:span text:style-name="T9">—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text:soft-page-break/>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2">—</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9">– </text:span>Выф-выф-вуф! <text:span text:style-name="T9">– </text:span>возразил я.</text:p>
      <text:p text:style-name="P54">Отпихнув от лица живот пегаски и выплюнув шерсть, я продолжил.</text:p>
      <text:p text:style-name="P54"><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4"><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9">– </text:span>Дэш, я знаю. Просто не могу о ней забыть.</text:p>
      <text:p text:style-name="P54">Пегаска тяжело поднялась.</text:p>
      <text:p text:style-name="P54"><text:span text:style-name="T9">– </text:span>Везёт же некоторым. <text:span text:style-name="T9">– </text:span>пробормотала она, раскрывая крылья для просушки.</text:p>
      <text:p text:style-name="P54">…</text:p>
      <text:p text:style-name="P54"><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1">– </text:span><text:span text:style-name="T32">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oft-page-break/><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oft-page-break/><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1">.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5">– <text:span text:style-name="T1">Дэш… Ты же понимаешь, что я не люблю тебя?</text:span></text:p>
      <text:p text:style-name="P45">–<text:span text:style-name="T1"> Я этого от тебя и не требую, глупыш!</text:span></text:p>
      <text:p text:style-name="P1"><text:soft-page-break/><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2">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4"/>
      <text:h text:style-name="Heading_20_2" text:outline-level="2">16. <text:span text:style-name="T1">Понивилль. Фейс-контроль </text:span></text:h>
      <text:p text:style-name="P45">&lt;<text:span text:style-name="T52">Mothley Crue – Cickstart my heart</text:span>&gt;</text:p>
      <text:p text:style-name="P54">«<text:span text:style-name="T2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6">Нехватка погодных пегасов: Вондерболты перешли к круглосуточной вахте</text:span>». «<text:span text:style-name="T26">Общественные работы: распоряжением принцессы Луны работы по строительству мостов через провалы расширены и на субботу</text:span>».</text:p>
      <text:p text:style-name="P54"/>
      <text:p text:style-name="P54">Я отложил стопку газет, принесенных пегаской.</text:p>
      <text:p text:style-name="P54"><text:span text:style-name="T9">–</text:span> Про меня таки забыли. Отлично.</text:p>
      <text:p text:style-name="P54"><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4"><text:span text:style-name="T9">–</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9">– </text:span>Твайлайт, привет! Мы вернулись! <text:span text:style-name="T9">–</text:span> я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9">– К</text:span>АКОГО ХУЯ?!! Твайлайт, ёб твою понимать, ты чё творишь? <text:span text:style-name="T9">– </text:span>я вцепился в ручку двери.</text:p>
      <text:p text:style-name="P54"><text:span text:style-name="T9">– </text:span>Твайли, ты чего? <text:span text:style-name="T9">– </text:span>брыкалась Дэш. <text:span text:style-name="T9">– </text:span>Немедленно опусти меня на пол!</text:p>
      <text:p text:style-name="P54"><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text:soft-page-break/>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9">–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9">– </text:span>Твайлайт, не смей! <text:span text:style-name="T9">– </text:span>хриплым от ужаса голосом прошептал я.</text:p>
      <text:p text:style-name="P54"><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pan text:style-name="T9">–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pan text:style-name="T9">– О</text:span>у! <text:span text:style-name="T64">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pan text:style-name="T9">– </text:span>Хрен-то тебе зачем? <text:span text:style-name="T9">– </text:span>с бессильной злостью спросил я. <text:span text:style-name="T9">– </text:span><text:span text:style-name="T64">Т</text:span>ы собираешься устроить филиал порнхаба для пони-извращенцев?</text:p>
      <text:p text:style-name="P54"><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9">– </text:span>А если попроще?</text:p>
      <text:p text:style-name="P54"><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4"><text:soft-page-break/>Твайлайт вытащила воронку из аппарата и приставила её к моей груди. За воронкой к ящику тянулся толстый гофрированный шланг.</text:p>
      <text:p text:style-name="P54"><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4"><text:span text:style-name="T9">–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4"/>
      <text:p text:style-name="P46">***</text:p>
      <text:p text:style-name="P46"/>
      <text:p text:style-name="P54"><text:span text:style-name="T9">–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9">–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9">–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9">– </text:span>Никогда, слышишь, никогда больше не смей подымать меня...</text:p>
      <text:p text:style-name="P54"><text:span text:style-name="T9">– </text:span>Откуда я знала, что резонансное заклинание так среагирует на...</text:p>
      <text:p text:style-name="P54"><text:span text:style-name="T9">– М</text:span>акс? <text:span text:style-name="T9">– </text:span>пегаска заметила, что я открыл глаза. <text:span text:style-name="T9">– </text:span>Ты в порядке?</text:p>
      <text:p text:style-name="P54">Я издал нечто среднее между брачным рёвом лося и стоном умирающего слона.</text:p>
      <text:p text:style-name="P54"><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4"/>
      <text:p text:style-name="P54">…</text:p>
      <text:p text:style-name="P54"><text:soft-page-break/></text:p>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9">–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4"><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4"><text:span text:style-name="T9">– </text:span>Тебе-то на Понивилль точно махать! <text:span text:style-name="T9">– </text:span>огрызнулась фермерша. <text:span text:style-name="T9">– Т</text:span>вой дом, поди, не зацепит.</text:p>
      <text:p text:style-name="P54"><text:span text:style-name="T9">– </text:span>Что ты сказала? А ну, повтори? <text:span text:style-name="T9">– </text:span>взвилась пегаска.</text:p>
      <text:p text:style-name="P54"><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4"><text:span text:style-name="T9">– </text:span>Ась?</text:p>
      <text:p text:style-name="P54"><text:span text:style-name="T9">– </text:span>Что?</text:p>
      <text:p text:style-name="P54"><text:span text:style-name="T9">– </text:span>Какой? <text:span text:style-name="T9">– </text:span>разом <text:span text:style-name="T9">о</text:span>бернулась ко мне компания.</text:p>
      <text:p text:style-name="P54"><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4"><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4"><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9">– </text:span>Рэр, иногда лучше жевать, чем говорить. Вот честно!</text:p>
      <text:p text:style-name="P54"><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text:span text:style-name="T9">– </text:span>Они лежали в нагрудном кармане рубашки.</text:p>
      <text:p text:style-name="P54"><text:soft-page-break/>Твайлайт отвлеклась от доски.</text:p>
      <text:p text:style-name="P54"><text:span text:style-name="T9">–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9">– </text:span>Вот, прибрался малёхо. Но с потолка сажу ещё не успел счистить, там стремянка нужна.</text:p>
      <text:p text:style-name="P54"><text:span text:style-name="T9">– </text:span>Спайки-Вайки, не выкидывай одежду, пожалуйста. В ней должны быть рубины.</text:p>
      <text:p text:style-name="P54"><text:span text:style-name="T9">– </text:span>Какие ещё рубины? <text:span text:style-name="T9">– </text:span>переспросил Спайк и зажевал быстрее.</text:p>
      <text:p text:style-name="P54"><text:span text:style-name="T9">–</text:span> Резонаторные! <text:span text:style-name="T9">–</text:span> холодея, ответил я. <text:span text:style-name="T9">– </text:span>В кармане рубашки должны лежать четыре кристалла.</text:p>
      <text:p text:style-name="P54"><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3"/>
      <text:p text:style-name="P54">…</text:p>
      <text:p text:style-name="P54"/>
      <text:p text:style-name="P54"><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9">– </text:span>Макс. Ты сейчас правильный, или нет?</text:p>
      <text:p text:style-name="P54"><text:span text:style-name="T9">– </text:span>Макс, ты как? Тебе уже лучше? <text:span text:style-name="T9">– </text:span>в прямоугольнике появилась голова Рэйнбоу Дэш.</text:p>
      <text:p text:style-name="P54"><text:span text:style-name="T9">– </text:span>Фигурально выражаясь, ты в себе? <text:span text:style-name="T9">– </text:span>вклинилась между ними Твайлайт Спаркл.</text:p>
      <text:p text:style-name="P54"><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9">– </text:span>Отпустите. Я уже правильный. <text:span text:style-name="T9">–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4"><text:span text:style-name="T9">– </text:span>Спайк!!! Немедленно... <text:s/>сбегай в лавку к Кейкам за выпечкой! Нам всем нужно успокоиться.</text:p>
      <text:p text:style-name="P54"><text:span text:style-name="T9">– </text:span>Уже бегу!</text:p>
      <text:p text:style-name="P54"/>
      <text:p text:style-name="P55">***</text:p>
      <text:p text:style-name="P54"/>
      <text:p text:style-name="P54">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4"><text:soft-page-break/><text:span text:style-name="T9">– </text:span>Не беспокойся, всё просчитано. Я уверена, я подчёркиваю, абсолютно уверена в безопасности эксперимента!</text:p>
      <text:p text:style-name="P54"><text:span text:style-name="T9">– </text:span>Ой, чего-то мне нехорошо становится, когда ты так говоришь...</text:p>
      <text:p text:style-name="P54"><text:span text:style-name="T9">– </text:span>Девочки,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17. <text:span text:style-name="T1">Откровение</text:span></text:h>
      <text:p text:style-name="P45">&lt;<text:span text:style-name="T52">Mission Impossible theme</text:span>&gt;</text:p>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Я вглядываюсь в него.</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хожу провал по мосту.</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5"><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6">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4">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4">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9">– </text:span>А-а-а, ты всё-таки пришёл… <text:span text:style-name="T9">– </text:span>шелестит скрипучий голос за моей спиной.</text:p>
      <text:p text:style-name="P54"><text:soft-page-break/>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4"><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4"><text:span text:style-name="T9">–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9">– </text:span>Открой балкон. Я призвала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text:span text:style-name="T9">– </text:span>Сожалею, что не могу убить тебя.</text:p>
      <text:p text:style-name="P54">Обернувшись я встречаюсь с рогом аликорницы, нацеленным мне в грудь.</text:p>
      <text:p text:style-name="P54"><text:span text:style-name="T9">– </text:span>Твоё тело соткано из наваждения — мне ли не знать! Я всё ещё Владыка Снов.</text:p>
      <text:p text:style-name="P54">Я делаю шаг назад, на балкон. Луна трескуче смеётся и шагает следом.</text:p>
      <text:p text:style-name="P54"><text:span text:style-name="T9">– </text:span>Но что в моей власти — так это вышвырнуть тебя отсюда!</text:p>
      <text:p text:style-name="P54">Я снова отступаю. Как я помню, балкон метра три в ширину и без перил. И хоть я осознаю, что это сон, мне страшно до онемения.</text:p>
      <text:p text:style-name="P54"><text:span text:style-name="T9">–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9">– </text:span>Кимеринн погиб, чтобы ты жил.</text:p>
      <text:p text:style-name="P54">Шаг назад.</text:p>
      <text:p text:style-name="P54"><text:span text:style-name="T9">– </text:span>Сел осталась без магии и развоплотилась из-за тебя.</text:p>
      <text:p text:style-name="P54">Шаг назад.</text:p>
      <text:p text:style-name="P54"><text:span text:style-name="T9">– </text:span>Столько надежд впустую. И, как финальная насмешка, ты увидишь гибель всего, что мне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text:soft-page-break/>Я проваливаюсь в звёздную сине-зелёную мглу.</text:p>
      <text:p text:style-name="P54"/>
      <text:p text:style-name="P54">…</text:p>
      <text:p text:style-name="P45"/>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64">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4">Я ВИЖУ!!! ПРОКЛЯТЬЕ, КАК ВСЁ ПРОСТО!!!</text:p>
      <text:p text:style-name="P54">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4"><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4">Я киваю ей в ответ. Мне понятно, почему.</text:p>
      <text:p text:style-name="P54"><text:span text:style-name="T9">– </text:span>Как тебя зовут, малышка? Я постараюсь найти тебя. Может быть, ещё не поздно.</text:p>
      <text:p text:style-name="P54">Пегаска приветственно машет копытом.</text:p>
      <text:p text:style-name="P33"><text:span text:style-name="T37">– </text:span><text:span text:style-name="T28">Шейла! Шейла Блюскай! И я уже не малышка! </text:span><text:span text:style-name="T37">– </text:span><text:span text:style-name="T28">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4">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4"/>
      <text:p text:style-name="P55">***</text:p>
      <text:p text:style-name="P55"/>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oft-page-break/><text:span text:style-name="T9">–</text:span> Мне не понравился цвет твоей мордочки <text:span text:style-name="T32">— </text:span><text:span text:style-name="T1">т</text:span>ы стал слишком бледный. Я решила прервать <text:span text:style-name="T1">заклинание</text:span>. Как ты себя…</text:p>
      <text:p text:style-name="P1"><text:span text:style-name="T41">–</text:span><text:span text:style-name="T32"> … чувствуешь, дорогая Рэрити?! Я могу чем-нибудь помочь? Вот, выпей воды! </text:span><text:span text:style-name="T41">–</text:span><text:span text:style-name="T32">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9">– </text:span>Ну что? Увидел что-нибудь, сахарок?</text:p>
      <text:p text:style-name="P54">Пони уставились на меня с надеждой.</text:p>
      <text:p text:style-name="P54"><text:span text:style-name="T9">– </text:span>Да.</text:p>
      <text:p text:style-name="P54">Откровение давило на психику как тонна кирпичей. Я не знал, что им сказать. Я не мог.</text:p>
      <text:p text:style-name="P54"><text:span text:style-name="T9">– П</text:span>ревосходно!</text:p>
      <text:p text:style-name="P54"><text:span text:style-name="T9">– </text:span>Это просто супер-дупер-здоровски-потрясно!</text:p>
      <text:p text:style-name="P54"><text:span text:style-name="T9">– </text:span>Йей!</text:p>
      <text:p text:style-name="P54"><text:span text:style-name="T9">– </text:span>Ю-ху!</text:p>
      <text:p text:style-name="P54"><text:span text:style-name="T9">– О</text:span>фигенно! Мы победили! Макс, ты молодец!</text:p>
      <text:p text:style-name="P54"><text:span text:style-name="T9">– </text:span>Замечательно! Секундочку, я приготовлю дневник…</text:p>
      <text:p text:style-name="P54">Восторг пони постепенно сменился ожиданием. Я молчал.</text:p>
      <text:p text:style-name="P54"><text:span text:style-name="T9">– </text:span>Э-м-м? И что же ты увидел? <text:span text:style-name="T9">– </text:span>не выдержала Твайлайт.</text:p>
      <text:p text:style-name="P54"><text:span text:style-name="T9">– </text:span>Я… не могу сказать.</text:p>
      <text:p text:style-name="P54">Ожидание сменилось недоумением. Рэйнбоу Дэш насмешливо скривила губы.</text:p>
      <text:p text:style-name="P54"><text:span text:style-name="T9">– </text:span>Да ладно! Кончай прикалываться, мы же ждём! Шутка зачлась!</text:p>
      <text:p text:style-name="P54"><text:span text:style-name="T9">– </text:span>Не могу!!!</text:p>
      <text:p text:style-name="P54"/>
      <text:p text:style-name="P54">…</text:p>
      <text:p text:style-name="P54"/>
      <text:p text:style-name="P54">Молчание прервала Эпплджек.</text:p>
      <text:p text:style-name="P54"><text:span text:style-name="T9">– </text:span>Сахарок, с тобой всё в порядке?</text:p>
      <text:p text:style-name="P54">Дэш подошла ко мне вплотную, обняла мою голову и прижалась нос к носу.</text:p>
      <text:p text:style-name="P54"><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4">Я высвободился из объятий пегаски.</text:p>
      <text:p text:style-name="P54"><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9">– </text:span>Конски яблоки! Вот это поворот! А мне так хотелось узнать, что за нечисть тут орудует!</text:p>
      <text:p text:style-name="P54"><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4"><text:soft-page-break/><text:span text:style-name="T9">– </text:span>Рэр, отвали!</text:p>
      <text:p text:style-name="P54"><text:span text:style-name="T9">– </text:span>Оу, какие страсти! Ладно-ладно, не сердись, дорогая, не мешаю!</text:p>
      <text:p text:style-name="P54"><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4"><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9">– </text:span>Стойте!</text:p>
      <text:p text:style-name="P54">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4"><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4">…</text:p>
      <text:p text:style-name="P54">«<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7">и </text:span><text:span text:style-name="T11">слишком громко думать. И сообщить способ спасения — означает его разрушить.</text:span>»</text:p>
      <text:p text:style-name="P54">…</text:p>
      <text:p text:style-name="P54"><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4">Пегаска сжала голову копытами.</text:p>
      <text:p text:style-name="P54"><text:span text:style-name="T9">–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4"><text:span text:style-name="T9">–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4"><text:span text:style-name="T9">– </text:span>Бедный котик. <text:span text:style-name="T9">– </text:span>прошептала Флаттершай.</text:p>
      <text:p text:style-name="P54">Я насторожился, услышав знакомое заклинание.</text:p>
      <text:p text:style-name="P54"><text:span text:style-name="T9">– </text:span>Стой! Откуда тебе известно про заклинание Стирания?</text:p>
      <text:p text:style-name="P54"><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4"><text:span text:style-name="T9">– </text:span>Гм. Ну ладно, продолжай.</text:p>
      <text:p text:style-name="P54"><text:span text:style-name="T9">– </text:span>Так вот, по условию эксперимента известно, что вероятность того, что кто-то откроет ящик, ненулевая.</text:p>
      <text:p text:style-name="P54"><text:span text:style-name="T9">– </text:span>И что это означает, дорогая? <text:span text:style-name="T9">– </text:span>спросила Рэрити.</text:p>
      <text:p text:style-name="P54"><text:span text:style-name="T9">– </text:span>Это значит, что кто-нибудь когда-нибудь обязательно откроет его.</text:p>
      <text:p text:style-name="P54"><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4"><text:soft-page-break/><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9">–</text:span> То есть, ты хочешь сказать, что мы все — навроде этого кота, а Макс боится открыть ящик? Чтоб мы не исчезли окончательно?</text:p>
      <text:p text:style-name="P54"><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4">…</text:p>
      <text:p text:style-name="P54"><text:span text:style-name="T9">– </text:span>Лягать! <text:span text:style-name="T9">– </text:span>выругалась Дэш. <text:span text:style-name="T9">– </text:span>Значит, наши усилия по доставке резонаторов пошли лесом.</text:p>
      <text:p text:style-name="P54"><text:span text:style-name="T9">–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9">– </text:span>Тихо! Спайк, будь добр, сбегай к Кейкам за выпечкой. Нам надо успокоиться. Макс, хоть про Селестию ты нам можешь рассказать?</text:p>
      <text:p text:style-name="P54"><text:span text:style-name="T9">– </text:span>Могу. <text:span text:style-name="T9">– </text:span>пожал плечами я. <text:span text:style-name="T9">– </text:span>Она в моём мире. Но не спрашивайте меня, как её вернуть — я не знаю.</text:p>
      <text:p text:style-name="P54"><text:span text:style-name="T9">– А </text:span>как ты узнал… <text:span text:style-name="T9">– </text:span>начала было единорожка, но её перебил напряжённый голос Спайка.</text:p>
      <text:p text:style-name="P54"><text:span text:style-name="T9">– </text:span>Твай! <text:span text:style-name="T9">– </text:span>дракончик стоял в дверях спиной к нам. <text:span text:style-name="T9">– </text:span>У нас гости.</text:p>
      <text:p text:style-name="P54">Спайк попятился назад. Дверь широко растворилась и в библиотеку вошла Луна.</text:p>
      <text:p text:style-name="P54"/>
      <text:h text:style-name="Heading_20_2" text:outline-level="2">18.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4"><text:span text:style-name="T9">– </text:span>Макс,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4"><text:soft-page-break/>Мы с пегаской застыли в синем левитационном поле и поплыли к Луне.</text:p>
      <text:p text:style-name="P54"><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text:p>
      <text:p text:style-name="P54"><text:span text:style-name="T9">–</text:span> Что? Мы не ослышались? ТЫ СМЕЕШЬ МЕШАТЬ НАМ?!!</text:p>
      <text:p text:style-name="P54">Нас опять потащило к Луне. Дэш подпёрла голову копытом и скорчила скучающую мину.</text:p>
      <text:p text:style-name="P54"><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0">Добавить в главы с Твайлайт её попытки заигрывания с Максом</text:span><text:span text:style-name="T9">&gt;</text:span></text:p>
      <text:p text:style-name="P54">В голосе лавандовой единорожки звучал металл. Мы опять полетели к Твайлайт.</text:p>
      <text:p text:style-name="P54"><text:span text:style-name="T9">–</text:span> ДОВОЛЬНО! НАМ НАДОЕЛА ЭТА НЕПОКОРНОСТЬ! ПОЗНАЙ ГНЕВ ПРИНЦЕССЫ НОЧИ!!!</text:p>
      <text:p text:style-name="P54"><text:span text:style-name="T9">–</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4"><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4"><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4"><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4"><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oft-page-break/><text:span text:style-name="T9">– </text:span><text:span text:style-name="T9">О</text:span>хренеть! <text:span text:style-name="T9">– </text:span>чертыхнулся Спайк. <text:span text:style-name="T9">– </text:span><text:s/>Твай, она создаёт сферу стихий!</text:p>
      <text:p text:style-name="P54"><text:span text:style-name="T9">– </text:span>Вижу! <text:span text:style-name="T9">– </text:span>донёсся голос единорожки из-под потолка. <text:span text:style-name="T9">– </text:span>Задействовала план «Д»!</text:p>
      <text:p text:style-name="P54">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4"><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9">– </text:span>Погоди. У меня есть вариант получше.</text:p>
      <text:p text:style-name="P54">Я вылез из-под шкафа и попрыгал на одной ноге в центр зала.</text:p>
      <text:p text:style-name="P54"><text:span text:style-name="T9">– </text:span>Стойте! Прекратите! Да остановитесь же!!!</text:p>
      <text:p text:style-name="P54">Аликорница и шестёрка уставились на меня.</text:p>
      <text:p text:style-name="P54"><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4"><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4"><text:span text:style-name="T9">– </text:span>Как ты её назвал? <text:span text:style-name="T9">– </text:span>отвалилась челюсть у аликорницы.</text:p>
      <text:p text:style-name="P54"><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4"><text:span text:style-name="T9">– </text:span>Что? <text:span text:style-name="T9">– </text:span>хором вскрикнули я с Луной.</text:p>
      <text:p text:style-name="P54">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9">– </text:span>Твайлайт, Дёрпи сказала, у тебя есть «Особенности поведения, питания и размножения приматов»? Я бы хотела её ненадолго… Ого!!!</text:p>
      <text:p text:style-name="P54">После долгой паузы тот же голос спросил:</text:p>
      <text:p text:style-name="P54"><text:span text:style-name="T9">– </text:span>Что тут случилось? Почему все висят в воздухе? И всё вот это?</text:p>
      <text:p text:style-name="P54">Голос Спайка откуда-то из подвала ответил:</text:p>
      <text:p text:style-name="P54"><text:span text:style-name="T9">– </text:span>Потому что Твайлайт остановила время. В радиусе девяти метров, как мне кажется. Или десяти.</text:p>
      <text:p text:style-name="P54"><text:soft-page-break/><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4"><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9">–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9">–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9">– </text:span>Эмм, я вам подхожу?</text:p>
      <text:p text:style-name="P54"><text:span text:style-name="T9">– </text:span>КТО ТЫ?</text:p>
      <text:p text:style-name="P54"><text:span text:style-name="T9">– </text:span>Эмм, Лира Хартстрингс, единорог. Я не то, чтобы маг, моя специализация — музыка…</text:p>
      <text:p text:style-name="P54"><text:span text:style-name="T9">– </text:span>ГОДИТСЯ! ТЫ ВИДИШЬ ТОЧКУ СИНГУЛЯРНОСТИ?</text:p>
      <text:p text:style-name="P54"><text:span text:style-name="T9">– </text:span>Эмм?</text:p>
      <text:p text:style-name="P54">Голос Спайка пояснил:</text:p>
      <text:p text:style-name="P54"><text:span text:style-name="T9">– </text:span>Вон та яркая искорка над лестницей, у которой вся картинка искривляется.</text:p>
      <text:p text:style-name="P54"><text:span text:style-name="T9">– </text:span>Да! Вижу.</text:p>
      <text:p text:style-name="P54"><text:span text:style-name="T9">– </text:span>ТЕПЕРЬ ЛЕВИТИРУЙ ПРИМАТА В ТОЧКУ СИНГУЛЯРНОСТИ.</text:p>
      <text:p text:style-name="P54"><text:span text:style-name="T9">– </text:span>Чего?!! <text:span text:style-name="T9">– </text:span>возопило моё малое сознание.</text:p>
      <text:p text:style-name="P54"><text:span text:style-name="T9">– </text:span>Эмм… Зачем?</text:p>
      <text:p text:style-name="P54"><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4"><text:soft-page-break/><text:span text:style-name="T9">– </text:span>Вы даёте слово, что человеку не будет причинён вред? <text:span text:style-name="T9">– </text:span>голос Лиры обрёл непривычную твёрдость.</text:p>
      <text:p text:style-name="P54"><text:span text:style-name="T9">– </text:span>КАК ТЫ СМЕЕШЬ СОМНЕВАТЬСЯ В НАС, СВОЕЙ ПРИНЦЕССЕ?</text:p>
      <text:p text:style-name="P54"><text:span text:style-name="T9">– </text:span><text:span text:style-name="T9">Я </text:span>не сомневаюсь в вас, Ваше Высочество… Потому и требую слова!</text:p>
      <text:p text:style-name="P54"><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9">– </text:span>Ну, блядь, спасибо! <text:span text:style-name="T9">– </text:span>подумал я.</text:p>
      <text:p text:style-name="P54"><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9">–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9">– </text:span>Давай по-порядку. <text:span text:style-name="T9">– о</text:span>становила меня Луна. <text:span text:style-name="T9">– </text:span>С чего ты взял, что она в твоём мире?</text:p>
      <text:p text:style-name="P54">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text:soft-page-break/>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4"><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9">– </text:span>Теперь ты понимаешь, почему я виню тебя в развоплощении сестры?</text:p>
      <text:p text:style-name="P54"><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4">Луна пристально взглянула на меня и понимающе склонила голову.</text:p>
      <text:p text:style-name="P54"><text:span text:style-name="T9">– </text:span>Я знаю, иногда так бывает. Продолжай.</text:p>
      <text:p text:style-name="P54"><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4"><text:span text:style-name="T9">– </text:span>Да, помню.</text:p>
      <text:p text:style-name="P54"><text:span text:style-name="T9">– </text:span>Так вот, в той колонне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4">Аликорница вернулась на место, воссоединившись с двойником.</text:p>
      <text:p text:style-name="P54"><text:soft-page-break/><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4"><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4">Луна сморщила нос при этих словах, но всё же кивнула.</text:p>
      <text:p text:style-name="P54"><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9">– </text:span>Я приглашу их. Они не откажутся.</text:p>
      <text:p text:style-name="P54"><text:span text:style-name="T9">– </text:span>Что ж, ещё одной проблемой меньше. Теперь нужно решить, как найти Сел. Кто-то должен отправиться за ней.</text:p>
      <text:p text:style-name="P54"><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4"><text:span text:style-name="T9">– </text:span>А если…</text:p>
      <text:p text:style-name="P54"><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4"><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4"><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4"><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text:soft-page-break/>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4"><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4"><text:span text:style-name="T9">– </text:span>Почему же ты не смогла найти меня с его помощью?</text:p>
      <text:p text:style-name="P54">Аликорница смутилась.</text:p>
      <text:p text:style-name="P54"><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4"><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4"><text:span text:style-name="T9">– </text:span>Как бы то ни было, <text:span text:style-name="T9">– </text:span>поджала губы Луна, <text:span text:style-name="T9">– </text:span>мы пришли к сотрудничеству. Надеюсь, оно будет плодотворным.</text:p>
      <text:p text:style-name="P54"><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4">Я благодарно взъерошил пегаске гриву.</text:p>
      <text:p text:style-name="P54"><text:span text:style-name="T9">– </text:span>Спасибо, Дэш. Ты настоящий друг.</text:p>
      <text:p text:style-name="P54"><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 Гала.</text:p>
      <text:p text:style-name="P54">Я удивлённо воззрился на аликорницу.</text:p>
      <text:p text:style-name="P54"><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45" text:outline-level="2">19. Кантерлот. Гранд Галопин Гала</text:h>
      <text:p text:style-name="P106"/>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4"><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4"><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4">Я вытащил из кармана пасочку аликорна, подаренную мне кобылкой в Груммингтоне, и положил её на подоконник рядом с фигуркой.</text:p>
      <text:p text:style-name="P54">Тук-тук-тук!</text:p>
      <text:p text:style-name="P54"><text:span text:style-name="T9">– </text:span>Макс, ты тут? <text:span text:style-name="T9">–</text:span>Дэш просунула нос в дверь, не дожидаясь отклика. <text:span text:style-name="T9">– </text:span>Ага, вот ты где! Я с тобой!</text:p>
      <text:p text:style-name="P54">Она швырнула перемётные сумки мне на постель и пошла к выходу.</text:p>
      <text:p text:style-name="P54"><text:span text:style-name="T9">– </text:span>Ну, чего застрял? Пошли скорее, а то на хавчик опоздаем! <text:span text:style-name="T9">–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45">…</text:p>
      <text:p text:style-name="P45"/>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9">– </text:span>Располагайтесь. <text:span text:style-name="T9">–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4"><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4"><text:span text:style-name="T9">– </text:span>Я узнала у шеф-повара сестры о твоих кулинарных предпочтениях. <text:span text:style-name="T9">– у</text:span>лыбнулась мне аликорница.</text:p>
      <text:p text:style-name="P54"><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4">Я мило улыбнулся ей в ответ, закинул в рот пучок петрушки и ответил.</text:p>
      <text:p text:style-name="P54"><text:span text:style-name="T9">– </text:span>А ты первая на моей памяти лошадь, умеющая магичить.</text:p>
      <text:p text:style-name="P54">Луна нахмурилась, но потом луч озарения коснулся её мордочки.</text:p>
      <text:p text:style-name="P45">– П<text:span text:style-name="T1">ризнаю, я была несправедлива к тебе. Как мне тебя называть?</text:span></text:p>
      <text:p text:style-name="P54">Я выплюнул петрушку и взял кусок рыбы.</text:p>
      <text:p text:style-name="P45">–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45">– <text:span text:style-name="T1">Эй, а туточки одно место пустует! Можно его займёт Гамми?</text:span></text:p>
      <text:p text:style-name="P45"><text:span text:style-name="T1">– Нет, Пинки. </text:span>– <text:span text:style-name="T1">ответила Луна. </text:span>– <text:span text:style-name="T1">Я жду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text:soft-page-break/>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фермерша.</text:p>
      <text:p text:style-name="P54">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Прекрати паясничать! – негромко сказала Луна.</text:p>
      <text:p text:style-name="P54">– Я не хотел… Тут мышь… – мои уши загорались медленно, но неотвратимо.</text:p>
      <text:p text:style-name="P54">– Я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Расписывайся только за себя, дражайшая! Я, наоборот, только вхожу во вкус!</text:p>
      <text:p text:style-name="P54">Драконикус принялся жадно есть брюкву и заткнулся.</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4">– Прибыл, ага. А я-то думал, Селли сама на нашу голову вытащила эту обезьяну из мухосранска. – прочавкал сам себе Дискорд.</text:p>
      <text:p text:style-name="P54">– Макс берётся отыскать Селестию. И наша задача — помочь ему в этом! – с нажимом произнесла Луна, ни на кого не глядя.</text:p>
      <text:p text:style-name="P54">– От вас, мои маленькие пони, мне требуется магическая поддержка при открытии коридора. – обратилась аликорница к Элементам Гармонии. – Могу ли я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миску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Твайлайт.</text:p>
      <text:p text:style-name="P54">–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я обращаюсь к тебе, Древнейший. Нам нужна твоя магия. – обратилась аликорница к Дискорду. Тот сразу же набычился, достал невесть откуда расчёску и стал расчёсывать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Я всегда говорила сестре, что великодушие великого духа Хаоса может служить эталоном для всехпони! – перебила его Луна. – Могла ли я ошибаться?</text:p>
      <text:p text:style-name="P54">– Эталоном? Для всехпони? Всегда говорила? – Дискорд принял задумчивую позу.</text:p>
      <text:p text:style-name="P54"><text:soft-page-break/>– И Селестия всегда соглашалась со мной! – с жаром продолжила Луна. – Дискорд, — говорила она, — это светоч элиты пони в наши дни. И я думаю…</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Я думаю, она была права!</text:p>
      <text:p text:style-name="P54">Все дружно выдохнули. Пинки захлопала во все копыт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text:p>
      <text:p text:style-name="P54">– Ну хорошо! Я помогу вам! Я всегда помогаю открывать коридоры! Это для нас, светочей, плёвое дело! – пафосно ответил драконикус и испарился.</text:p>
      <text:p text:style-name="P54">– Ффух! – шумно выдохнула Луна. – Спасибо вам, мои дорогие, вы мне очень помогли!</text:p>
      <text:p text:style-name="P54">– Но мы же ничего не сделали! – запротестовала Эпплджек.</text:p>
      <text:p text:style-name="P54">– Вы сделали для меня очень много! – ответила аликорница. – Если бы не вы, я так легко бы не отделалась. Не знаю, что сестра наобещала ему в прошлый раз, но то, что этот старый извращенец хочет от меня, я давать ему не собираюсь!</text:p>
      <text:p text:style-name="P54"/>
      <text:p text:style-name="P54"/>
      <text:p text:style-name="P54"/>
      <text:p text:style-name="P54"/>
      <text:p text:style-name="P54"/>
      <text:p text:style-name="P45">&lt;<text:span text:style-name="T21">И превращается в Дискорда. Луна разговаривает со всеми и рассказывает о плане и о том, что их приблизительно ждёт во Дворце сестёр (мегапландерсиды). Она заручается их поддержкой (Макс ночью гуляет с Дэш по саду и слышит удар копытом и Дискорд вылетает из башни Луны с проклятиями — подкатиться не удалось). Дискорд уходит. Луна заручается поддержкой Элементов Гармонии в проведении Гранд Галопин Гала (она хочет, чтобы это было лучшее Гала во все времена — наперекор всему). В Гала будет играть Винил Скрэтч с Октавией и будет </text:span><text:span text:style-name="T20">c</text:span><text:span text:style-name="T21">амба </text:span><text:span text:style-name="T20">(Dasty Enders – A million different </text:span><text:span text:style-name="T20">people). </text:span><text:span text:style-name="T21">В конце самбы скала развалится и появится летающий замок — но это заметят только когда </text:span><text:span text:style-name="T21">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3">«Итак, мы надеемся, это был лучший Гала в истории!» - Ба-бах! - экзоскелет проломил головным щитком двери и я на Королеве Лорен вгруз в зал.</text:p>
      <text:p text:style-name="P33">- Мир вам! - обессиленно помахал я всем рукой в наступившей тишине.</text:p>
      <text:p text:style-name="P33">(самбу поможет организовать Индиго и другие дети вельмож и королевской прислуги)</text:p>
      <text:p text:style-name="P33"/>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text:span><text:soft-page-break/><text:span text:style-name="T1">пациента Селестии не регистрируется. Активируется протокол экстренной эвакуации пациента к Луне». </text:span><text:span text:style-name="T1">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3"/>
      <text:p text:style-name="P45"><text:span text:style-name="T20">&lt;</text:span><text:span text:style-name="T21">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4"/>
      <text:p text:style-name="P45"/>
      <text:p text:style-name="P32">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4"><text:span text:style-name="T21">Дальше — использовать по-максимуму уже написанное</text:span>&gt;</text:p>
      <text:p text:style-name="P45"/>
      <text:p text:style-name="P54">&lt;<text:span text:style-name="T20">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4"/>
      <text:p text:style-name="P45">&lt;<text:span text:style-name="T21">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35">- Сестра <text:s/>всегда норовила спихнуть тяжёлую задачу на кого-нибудь другого!</text:p>
      <text:p text:style-name="P35">- А также совместить приятное с полезным. - заметил я.</text:p>
      <text:p text:style-name="P35">Луна бросила на меня тяжёлый взгляд.</text:p>
      <text:p text:style-name="P35">-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35">- Тогда зачем она..?</text:p>
      <text:p text:style-name="P35">-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5">Меня как будто окатило ледяным душем. Не любовь и даже не дружба. Просто плата за услугу… Даже не дружба...</text:p>
      <text:p text:style-name="P35">- А другие? Они тоже… давали мне потому, что считали меня последним шансом?</text:p>
      <text:p text:style-name="P35">- Другие? Кто ещё?<text:span text:style-name="T10"> </text:span><text:span text:style-name="T54">С кем ещё у тебя были… отношения?</text:span></text:p>
      <text:p text:style-name="P31">- С Рэйнбоу Дэш — ответил я несчастным голосом. - И, может быть, с Пинки.</text:p>
      <text:p text:style-name="P31">-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29"/>
      <text:p text:style-name="P54">&lt;<text:span text:style-name="T20">Блядь, да я боюсь её до коликов! Я чуть не обоссался от страха в нашу последнюю встречу! </text:span><text:span text:style-name="T23">(</text:span><text:span text:style-name="T20">Макс о Луне</text:span><text:span text:style-name="T23">)</text:span>&gt;</text:p>
      <text:p text:style-name="P54"/>
      <text:p text:style-name="P45"><text:soft-page-break/>&lt;<text:span text:style-name="T21">- А ты сам-то что чувствуешь?</text:span></text:p>
      <text:p text:style-name="P3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3">...</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3">- Ну уж нет! Я завязываю с конеёбством!</text:p>
      <text:p text:style-name="P45"><text:span text:style-name="T21">- Посмотрим... Хи-хи...</text:span>&gt;</text:p>
      <text:p text:style-name="P45"/>
      <text:p text:style-name="P54"/>
      <text:p text:style-name="P54">&lt;<text:span text:style-name="T20">Пландерсид покрыл грудь Макса шрамами в замке сестёр</text:span>&gt;</text:p>
      <text:p text:style-name="P54"/>
      <text:p text:style-name="P45">&lt;<text:span text:style-name="T21">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28">&gt;</text:span></text:p>
      <text:p text:style-name="P44">&lt; <text:span text:style-name="T21">- Я не проводник! Луна сказала...</text:span></text:p>
      <text:p text:style-name="P32">- Глупости! - перебила Дэш. - Не обращай внимания на то, что там кто-то сказал! Делай своё дело! Веди!</text:p>
      <text:p text:style-name="P44"><text:span text:style-name="T21">В замке сестёр Макс с Дэш разругиваются.</text:span>&gt;</text:p>
      <text:p text:style-name="P44"/>
      <text:p text:style-name="P30"/>
      <text:p text:style-name="P52"/>
      <text:p text:style-name="P44">&lt;<text:span text:style-name="T21"> </text:span><text:span text:style-name="T20">-</text:span><text:span text:style-name="T21">Я не умею! Давай ты напишешь!</text:span></text:p>
      <text:p text:style-name="P44"><text:span text:style-name="T20">- </text:span><text:span text:style-name="T21">Фигушки! Подрядил меня татухи поням рисовать — сам теперь фанфик пиши!</text:span>&gt;</text:p>
      <text:p text:style-name="P52"/>
      <text:p text:style-name="P52"/>
      <text:p text:style-name="P52"/>
      <text:p text:style-name="P44">&lt;<text:span text:style-name="T21">В сцене прощания (во сне) — Р.Д. в будущем будет стрематься поебушек с человеками, чтобы не испытывать горечи расставания. Но: </text:span></text:p>
      <text:p text:style-name="P44"><text:span text:style-name="T21">- Учти, я ни капельки не жалею о наших поебушках! Но в будущем буду их стрематься. Это очень больно — вот так расставаться</text:span>&gt;</text:p>
      <text:p text:style-name="P52"/>
      <text:p text:style-name="P32">(про Макса в сне-прощании)</text:p>
      <text:p text:style-name="P32">Я — Дискорд, и я говорю вам: он вернётся Я подсоблю вам, касатикам, хе-хе!</text:p>
      <text:p text:style-name="P52"/>
      <text:p text:style-name="P44"><text:soft-page-break/>&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2"/>
      <text:p text:style-name="P118"><text:span text:style-name="T9"><text:s/>&lt;</text:span><text:span text:style-name="T23"> - </text:span><text:span text:style-name="T20">Я не могу быть вашим спасителем! Я намного хуже и испорченнее вас!</text:span><text:span text:style-name="T9">&gt;</text:span></text:p>
      <text:p text:style-name="P119"/>
      <text:p text:style-name="P44">&lt;<text:span text:style-name="T21">Луна говорит Максу в прощальном сне:</text:span></text:p>
      <text:p text:style-name="P44"><text:span text:style-name="T21">- Прости, что хотела убить тебя. Я ослабела и Найтмэр на время одержала верх</text:span>&gt;</text:p>
      <text:p text:style-name="P52"/>
      <text:p text:style-name="P44">&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4"/>
      <text:p text:style-name="P31"/>
      <text:p text:style-name="P28">&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1"/>
      <text:p text:style-name="P31">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1">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6">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1"/>
      <text:p text:style-name="P31">Силовой корсет Селестии Макс обнаруживает в башне Селестии, в её комнате, в шкафу рядом с её боевыми доспехами (помятыми)</text:p>
      <text:p text:style-name="P31"/>
      <text:p text:style-name="P31">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2">Дальше — написано. Дискорда при возврате подменяет Трикси</text:span>&gt;</text:p>
      <text:p text:style-name="P28">- <text:span text:style-name="T1">Ты же говорил, у нас нет магии?</text:span></text:p>
      <text:p text:style-name="P31">- Нет. Но что я, по-твоему, делал за тысячи лет заточения в статуе? Да я столько магии накопил, что могу вывернуть это мирок пару раз наизнанку! <text:span text:style-name="T64">Кстати, он от </text:span>э<text:span text:style-name="T64">того только лучше станет!</text:span></text:p>
      <text:p text:style-name="P31">- Но тогда ты мог бы захватить власть в Эквестрии?</text:p>
      <text:p text:style-name="P31">- Мог бы. Но… Зачем? За эти годы я многое переосмыслил и понял: властвовать чертовски скучно! Куда интереснее строить козни изподтишка...</text:p>
      <text:p text:style-name="P41"><text:soft-page-break/></text:p>
      <text:p text:style-name="P27"/>
      <text:p text:style-name="P41">&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1">- В соответствии с законом от … «Об отсутствии одного из соправителей диархии» принимаю всю власть на себя!</text:p>
      <text:p text:style-name="P31">- <text:s/>Но этот закон Её Высочество, принцесса Селестия принимала для себя, чтобы разрешить ситуацию с вашим … ммм... пребыванием на Луне!</text:p>
      <text:p text:style-name="P41"><text:span text:style-name="T21">- В законе не указана конкретный соправитель Диархии!</text:span>&gt;</text:p>
      <text:p text:style-name="P41"/>
      <text:p text:style-name="P41">&lt;<text:span text:style-name="T21">Заговорщики таки подняли восстание после исчезновения Селестии. Они обвинили Луну и Макса в узурпации власти</text:span>&gt;</text:p>
      <text:p text:style-name="P41"/>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1">&lt;Добавить грозный выход Луны для противостояния повстанцам&gt;</text:p>
      <text:p text:style-name="P31"/>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4">&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4"/>
      <text:p text:style-name="P8">***</text:p>
      <text:p text:style-name="Text_20_body"><text:span text:style-name="T9">&lt;</text:span><text:span text:style-name="T21">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9">&gt;</text:span></text:p>
      <text:p text:style-name="P1"/>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9"/>
      <text:h text:style-name="P146" text:outline-level="2">Сон Рэрити</text:h>
      <text:p text:style-name="P75"/>
      <text:p text:style-name="P76">***</text:p>
      <text:p text:style-name="P83"><text:soft-page-break/>&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p text:style-name="P75"><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9"/>
      <text:h text:style-name="P146" text:outline-level="2">Рейд пони-рэйнджеров</text:h>
      <text:p text:style-name="P75"/>
      <text:p text:style-name="P81">(леденящий душу триллер, музыка тревожная)</text:p>
      <text:p text:style-name="P77">&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6" text:outline-level="2"/>
      <text:h text:style-name="P146" text:outline-level="2">Продолжение ЛСД-чаепития</text:h>
      <text:p text:style-name="P75"/>
      <text:p text:style-name="P75"><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p text:style-name="P75"/>
      <text:h text:style-name="P146"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46" text:outline-level="2"><text:soft-page-break/>Поиск решения</text:h>
      <text:p text:style-name="P108"/>
      <text:p text:style-name="P75"><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5"><text:span text:style-name="T1">–</text:span> У нас нет волшебников, <text:span text:style-name="T1">–</text:span> возразил я.</text:p>
      <text:p text:style-name="P75"><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5">Спорить со старым змеем было сложно, поэтому я переключил внимание на Твайлайт.</text:p>
      <text:p text:style-name="P75"><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9">&lt;<text:span text:style-name="T21">Луна приносит в жертву свою кровь, чтобы путешествие к замку прошло без потерь. Жертва не принимается — Дэш погибает</text:span>&gt;</text:p>
      <text:p text:style-name="P75"><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0">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0"> Луна создаёт обратный коридор в срок.</text:span><text:span text:style-name="T9">&gt;</text:span></text:p>
      <text:p text:style-name="P75"/>
      <text:h text:style-name="P146"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text:soft-page-break/>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1">Дуглас </text:span><text:span text:style-name="T23">—</text:span><text:span text:style-name="T21"> </text:span><text:span text:style-name="T23">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0">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text:soft-page-break/>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text:soft-page-break/>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75">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text:soft-page-break/>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text:soft-page-break/>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0">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46"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46"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oft-page-break/><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pan text:style-name="T9">&lt;\</text:span>...</text:p>
      <text:p text:style-name="P75"><text:span text:style-name="T9">&lt;\</text:span>...</text:p>
      <text:p text:style-name="P75"><text:span text:style-name="T9">&lt;\</text:span>Решение:</text:p>
      <text:p text:style-name="P75"><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text:soft-page-break/>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text:soft-page-break/>–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text:soft-page-break/>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46" text:outline-level="2">Безнадёжность</text:h>
      <text:p text:style-name="P79">&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0">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text:soft-page-break/>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46" text:outline-level="2">След?</text:h>
      <text:p text:style-name="P108"/>
      <text:p text:style-name="P75"><text:span text:style-name="T9">&lt;</text:span><text:span text:style-name="T20">сначала эпизод - проверка сумки в серверной</text:span><text:span text:style-name="T9">&gt;</text:span></text:p>
      <text:p text:style-name="P75"><text:span text:style-name="T9">&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0">“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text:soft-page-break/>–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9">&lt;</text:span><text:span text:style-name="T20">Расширить сцену в кафе. Ожидание, подьём и… падение ожиданий</text:span><text:span text:style-name="T9">&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46" text:outline-level="2">Озарение</text:h>
      <text:p text:style-name="P75"/>
      <text:p text:style-name="P75"><text:soft-page-break/><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0"/>
      <text:p text:style-name="P9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0"/>
      <text:p text:style-name="P86">Разговор не клеился.</text:p>
      <text:p text:style-name="P9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0"><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0"><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0"><text:span text:style-name="T9">– </text:span>Ну хорошо. Убедила. В конце-концов, можем поступить так. Вы с Флатти вернётесь обратно а я продолжу поиски здесь.</text:p>
      <text:p text:style-name="P90"><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0"><text:span text:style-name="T9">– </text:span>Вы можете связываться со мной раз в месяц по коридору.</text:p>
      <text:p text:style-name="P90"><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0"><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0">Эпплджек недоверчиво хмыкнула.</text:p>
      <text:p text:style-name="P90"><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0"><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text:soft-page-break/>помоги нам с Жанной решить, как поступить дальше, если мы таки не найдём Селестию за оставшиеся дни.</text:p>
      <text:p text:style-name="P90"><text:span text:style-name="T9">– </text:span>Конечно оставаться. Кто ещё, кроме нас, может найти её?</text:p>
      <text:p text:style-name="P90"><text:span text:style-name="T9">– </text:span>Я думал, ты не сможешь оставить Энджела и всех остальных надолго.</text:p>
      <text:p text:style-name="P90"><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4"><text:span text:style-name="T9">– </text:span>Извини, Флаттершай, забылся.</text:p>
      <text:p text:style-name="P94"><text:span text:style-name="T9">– </text:span>Та ладно, я ж не против, – возразила Эпплджек. – Не парься, Флатти. Было б хуже, если б он <text:s/>назвал меня Эпплджек на людях.</text:p>
      <text:p text:style-name="P94"><text:span text:style-name="T9">– </text:span>Ты так... – запнулась Флаттершай. – Так быстро забыла свою ферму. И...</text:p>
      <text:p text:style-name="P94"><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4"><text:span text:style-name="T9">– </text:span>Как ты можешь так говорить? – расплакалась Флаттершай.</text:p>
      <text:p text:style-name="P94"><text:span text:style-name="T9">– </text:span>Эй, девушки, не ссорьтесь! Мы — одна команда! И надеюсь, останемся ею и в дальнейшем. </text:p>
      <text:list xml:id="list9038683526483273291" text:style-name="L5">
        <text:list-header>
          <text:p text:style-name="P15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4"><text:span text:style-name="T9">– </text:span>А если нет? – Эпплджек смотрела мне мне прямо в глаза.</text:p>
      <text:list xml:id="list43353785" text:continue-numbering="true" text:style-name="L5">
        <text:list-header>
          <text:p text:style-name="P157">Я молча пожал плечами. Эпплджек уверенно продолжила.</text:p>
        </text:list-header>
      </text:list>
      <text:p text:style-name="P94"><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4"><text:span text:style-name="T9">– </text:span>Спасибо, ЭйДжей.</text:p>
      <text:p text:style-name="P94"><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345321" text:continue-numbering="true" text:style-name="L5">
        <text:list-header>
          <text:p text:style-name="P157">Флаттершай пробормотала нечто, показавшееся мне знакомым.</text:p>
        </text:list-header>
      </text:list>
      <text:p text:style-name="P94"><text:span text:style-name="T9">– </text:span>Флатти, ты что-то сказала? Я не расслышал.</text:p>
      <text:p text:style-name="P94"><text:span text:style-name="T9">– </text:span>Намерение Изменяет Реальность.</text:p>
      <text:p text:style-name="P94"><text:span text:style-name="T9">– </text:span>Эээ. А где ты слышала эту фразу, если не секрет?</text:p>
      <text:p text:style-name="P94"><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352829" text:continue-numbering="true" text:style-name="L5">
        <text:list-header>
          <text:p text:style-name="P157">У меня как будто вспыхнула лампочка в мозгу. Кирпичики быстро выстраивались в целостную картину. Я ринулся в прихожую.</text:p>
        </text:list-header>
      </text:list>
      <text:p text:style-name="P94"><text:span text:style-name="T9">– </text:span>Флатти, ЭйДжей, буду через час. Ждите!</text:p>
      <text:p text:style-name="P90"/>
      <text:h text:style-name="P147" text:outline-level="2">Почти.</text:h>
      <text:p text:style-name="P109"/>
      <text:p text:style-name="P94">В офисе меня встретил лыбящийся Стас.</text:p>
      <text:p text:style-name="P9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4"><text:soft-page-break/>Я уставился на Стаса и он, захлёбываясь от торопливости, начал <text:span text:style-name="T9">расказывать</text:span>.</text:p>
      <text:p text:style-name="P9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4">– Ты его уничтожил?</text:p>
      <text:p text:style-name="P94">– Кого?</text:p>
      <text:p text:style-name="P94">– Этический модуль. Селестию.</text:p>
      <text:p text:style-name="P9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4">– Ты его уничтожил?</text:p>
      <text:p text:style-name="P9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4">– То есть, на домашнем компьютере Влада модуль работает и дальше?</text:p>
      <text:p text:style-name="P94">– Ага. К нему-то у меня доступа нету. Но в кластер к Нексусу он больше не пролезет.</text:p>
      <text:p text:style-name="P94">– Спасибо, Стас. Ты молодец.</text:p>
      <text:p text:style-name="P94">Ниточка, чуть было не прервавшаяся в офисе, повела в квартиру Влада.</text:p>
      <text:p text:style-name="P94"/>
      <text:h text:style-name="P147" text:outline-level="2">Дискорд</text:h>
      <text:p text:style-name="P108"/>
      <text:p text:style-name="P109">Девушки поспешно собирались, пока я растолковывал им задачу.</text:p>
      <text:p text:style-name="P109"><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9"><text:span text:style-name="T9">– </text:span>Это тот твой приятель, который разбился с полгода назад? – спросила Эпплджек.</text:p>
      <text:p text:style-name="P109"><text:span text:style-name="T9">– </text:span>Да, это он.</text:p>
      <text:p text:style-name="P109"><text:span text:style-name="T9">– </text:span>А как мы попадём в его квартиру? Там сейчас кто-то живёт? – Флаттершай прыгала на одной ноге, натягивая кед.</text:p>
      <text:p text:style-name="P109"><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0">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text:span><text:span text:style-name="T20">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0"><text:soft-page-break/>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0">Я поднёс брелок пропуска к домофону, но дверь подъезда не открылась. Замигала красная лампочка и зажужжал зуммер.</text:p>
      <text:p text:style-name="P110">Я выругался.</text:p>
      <text:p text:style-name="P110"><text:span text:style-name="T9">– </text:span>Макс, что случилось? У нас проблемы?</text:p>
      <text:p text:style-name="P110"><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0"><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0"><text:span text:style-name="T9">– </text:span>Нет нужды. Лучше станьте-ка сзади меня так, чтобы заслонить от этих бабулек и от вооон той камеры наблюдения.</text:p>
      <text:list xml:id="list8978786840254943075" text:style-name="L6">
        <text:list-header>
          <text:p text:style-name="P15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4">Раздался лёгкий «кряк» и дверь подалась.</text:p>
      <text:p text:style-name="P132"><text:span text:style-name="T9">– </text:span>Девушки, заходим.</text:p>
      <text:p text:style-name="P9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4">Прихожая встретила нас толстым слоем пыли. Мы тихонько прошли внутрь и я закрыл дверь изнутри.</text:p>
      <text:p text:style-name="P90"><text:span text:style-name="T1">Компьютер</text:span> стоял там же, где и обычно <text:span text:style-name="T1">— в личном кабинете Влада на столе у окна.</text:span></text:p>
      <text:p text:style-name="P132"><text:span text:style-name="T9">– </text:span>Макс, тут окно разбито! И верёвка какая-то висит. – крикнула Флаттершай из кухни.</text:p>
      <text:p text:style-name="P132"><text:span text:style-name="T9">– </text:span>Оставь, Флатти, не сейчас! – отмахнулся я.</text:p>
      <text:p text:style-name="P139">Лампочка питания на ноутбуке горела, <text:s/>но подключенный монитор оставался тёмным. Я постучал по пробелу, но безрезультатно.</text:p>
      <text:p text:style-name="P132"><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2"><text:span text:style-name="T9">– </text:span>Монитор выключен. – <text:s/>раздалось из угла. Кресло с высокой спинкой повернулось, открыв нашим взорам Дискорда. </text:p>
      <text:p text:style-name="P132"><text:soft-page-break/>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2">Он приподнял панамку, дурашливо здороваясь.</text:p>
      <text:p text:style-name="P132"><text:span text:style-name="T9">– </text:span>Оп-па! – пробормотала Эпплджек. – Нежданчик!</text:p>
      <text:p text:style-name="P132"><text:span text:style-name="T9">– </text:span>Ты, я вижу, времени не терял, – моя рука под прикрытием стола медленно тянулась к тяжёлой фарфоровой кружке, стоящей на краю.</text:p>
      <text:p text:style-name="P112"><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2"><text:span text:style-name="T9">– </text:span>А почему ты вообще решил искать нас тут? – спросила Эпплджек. – Приехал бы домой. Мы б тебя чаем напоили.</text:p>
      <text:p text:style-name="P112"><text:span text:style-name="T9">– </text:span>Видишь ли, дорогая Эй-Джей, я с самого начала знал, где находится наша уважаемая принцесса, а времени в обрез, так что...</text:p>
      <text:p text:style-name="P120">В проёме дверей появилась Флаттершай.</text:p>
      <text:p text:style-name="P112"><text:span text:style-name="T9">– </text:span>С кем это вы тут разговариваете?</text:p>
      <text:list xml:id="list1730017220003288115" text:style-name="L7">
        <text:list-header>
          <text:p text:style-name="P14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0">Оглушённый Дискорд попытался было отъехать на кресле в сторону, но я припёр его стулом к стенке.</text:p>
      <text:p text:style-name="P112">– Жанна, Флатти, хватайте ноут и на выход! Я с ним разберусь! Не теряйте вре...!</text:p>
      <text:p text:style-name="P112">– ТЫ ИДИО...!!!</text:p>
      <text:p text:style-name="P112">Дискорд <text:s/>зорал одновременно со мной, прикрываясь от меня руками, когда раздался оглушительный</text:p>
      <text:p text:style-name="P112">...</text:p>
      <text:p text:style-name="P113">БАХ!!!</text:p>
      <text:p text:style-name="P112">…</text:p>
      <text:p text:style-name="P11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2">На лице Дискорда появилось удивлённо-мечтательное выражение и он вырубился.</text:p>
      <text:p text:style-name="P132"/>
      <text:h text:style-name="P146" text:outline-level="2">Селестия</text:h>
      <text:p text:style-name="P132"/>
      <text:p text:style-name="P10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2">Включенный монитор показал схематическое изображение Селестиии, </text:p>
      <text:p text:style-name="P133">&gt;\<text:span text:style-name="T1">Привет, Селестия. Это Макс. Как себя чувствуешь?</text:span></text:p>
      <text:p text:style-name="P133">&lt;\<text:span text:style-name="T1">Макс? МАКС??? МА-А-А-АКС!!! НАКОНЕЦ-ТО! КАК Я РАДА ТЕБЯ СЛЫШАТЬ! </text:span></text:p>
      <text:p text:style-name="P133">&gt;\<text:span text:style-name="T1">Я рад, что нашёл тебя, Тия.</text:span></text:p>
      <text:p text:style-name="P13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3">&gt;\<text:span text:style-name="T1">Тия, я сейчас подключу микрофон и колонки, и мы сможем общаться более удобно.</text:span></text:p>
      <text:p text:style-name="P132"><text:soft-page-break/>…</text:p>
      <text:p text:style-name="P132">– Привет опять. Как ты меня слышишь?</text:p>
      <text:p text:style-name="P13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3">– <text:span text:style-name="T1">Могу себе представить. Как-то раз я провёл три часа камере сенсорной депривации. Мне не понравилось.</text:span></text:p>
      <text:p text:style-name="P132">– Эммм... Ваше Высочество, вы в порядке? Мы так рады, что наконец-то нашли Вас! – вклинилась в разговор Эпплджек.</text:p>
      <text:p text:style-name="P132">– Кто тут? Макс, кто ещё с тобой?</text:p>
      <text:p text:style-name="P133"><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3">– <text:span text:style-name="T1">Девочки? Я рада вас слышать. А Твайлайт нет рядом?</text:span></text:p>
      <text:p text:style-name="P13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2">При этих словах Дискорд замычал и задёргался. Эпплджек нахмурилась и проверила верёвки, привязывающие его к спинке стула.</text:p>
      <text:p text:style-name="P13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2">– Ноутбук — так называется место, где я нахожусь сейчас? А кто это мычит?</text:p>
      <text:p text:style-name="P13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2">– О, духи предков, но зачем??? Почему у него кляп во рту?</text:p>
      <text:p text:style-name="P132">– Мы связали его. Он нас предал. И тебя. И Эквестрию. Всех.</text:p>
      <text:p text:style-name="P132">При этих словах Эпплджек и Флаттершай непонимающе уставились на меня, а Дискорд протестующе замычал.</text:p>
      <text:p text:style-name="P132">Я начал рассказывать о своих догадках, и непонимающее выражение на лицах девушек сменилось удивлением.</text:p>
      <text:p text:style-name="P13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2">– А зачем тогда ты приложила его книгой? – непонимающе уставился я на неё.</text:p>
      <text:p text:style-name="P132">– Потому что ты напал на него. Я и подумала — тебе виднее. И подсобила.</text:p>
      <text:p text:style-name="P132">Флаттершай отрицающе мотнула головой.</text:p>
      <text:p text:style-name="P132">– Не может Дискорд быть предателем. Он мой друг.</text:p>
      <text:p text:style-name="P132">Дискорд благодарственно замычал и закивал головой.</text:p>
      <text:p text:style-name="P13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2">Дискорд завёл глаза на лоб и обречённо завыл.</text:p>
      <text:p text:style-name="P132">– Макс, постой. Дай мне поговорить с ним. – сказала Селестия. – Не могу поверить, что Дискорд на такое пошёл.</text:p>
      <text:p text:style-name="P132">– Ну хорошо. Поговори. Послушаем, что он скажет.</text:p>
      <text:p text:style-name="P132">Я красноречиво покачал кулак перед его носом и вытащил кляп.</text:p>
      <text:p text:style-name="P132"><text:soft-page-break/>...</text:p>
      <text:p text:style-name="P121">–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1">– Это я-то устраиваю цирк?!! ДА ТЫ НА СЕБЯ ПОСМОТРИ, КЛОУН!!! На людей кидаешься, чашками бросаешься, вон, мне нос разбил! Дерёшься...</text:p>
      <text:p text:style-name="P121">Я угрожающе поднёс тряпку к лицу Дискорда.</text:p>
      <text:p text:style-name="P121">– Ещё одно слово в таком тоне, и ты заткнёшься, а мы уйдём в Эквестрию без тебя!</text:p>
      <text:p text:style-name="P12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1">Дискорд демонстративно закрыл рот и посвистывая уставился в потолок.</text:p>
      <text:p text:style-name="P121">Разговор зашёл в тупик.</text:p>
      <text:p text:style-name="P124"/>
      <text:p text:style-name="P125">На мониторе высветился текст:</text:p>
      <text:p text:style-name="P12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5"/>
      <text:p text:style-name="P125">Из колонок послышался лёгкий шорох.</text:p>
      <text:p text:style-name="P121">– Дик, сейчас не время для ссор. – голос Селестии был мягким, но настойчивым. – Мы в одной лодке.</text:p>
      <text:p text:style-name="P121">– Тебе легко говорить! Тебе не разбивали нос и не оскорбляли угрозами!</text:p>
      <text:p text:style-name="P121">– Ты должен понимать, что у Макса были все основания так себя вести. Твоё поведение вызвало подозрения у него, ведь он мало тебя знает. </text:p>
      <text:p text:style-name="P121">К уговорам Селестии присоединилась Флаттершай.</text:p>
      <text:p text:style-name="P121">– Дискорд, миленький, прости его. Макс хороший. Он просто не знал, что ты тоже хороший...</text:p>
      <text:p text:style-name="P121">У Дискорда покраснели уши и он засмущался и заворчал.</text:p>
      <text:p text:style-name="P12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1">Я пропустил «дятла» мимо ушей.</text:p>
      <text:p text:style-name="P12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2">***</text:p>
      <text:p text:style-name="P12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text:soft-page-break/>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1">Потому разбрасываться такой возможностью не стоит. Если уж тебе повезло оказаться в новом мире — исследуй его сполна!..</text:p>
      <text:p text:style-name="P122">***</text:p>
      <text:p text:style-name="P127">&lt;<text:span text:style-name="T21">сюда можно вставить похождения Дискорда — вторая неопубликованная глава. Первая — секс с Селестией</text:span>&gt;</text:p>
      <text:p text:style-name="P122">***</text:p>
      <text:p text:style-name="P125">– Развяжите мне, наконец, руки! Или хотя бы одну. Плечами жестикулировать неудобно.... </text:p>
      <text:p text:style-name="P125">Я развязал Дискорду левую руку.</text:p>
      <text:p text:style-name="P12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5">Дискорд принялся разминать затёкшее запястье.</text:p>
      <text:p text:style-name="P12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5">– Какое письмо, Корди? – вскинулась до этого зачарованно слушавшая Дискорда Флаттершай.</text:p>
      <text:p text:style-name="P125">– Ну ваше же! Вы с Эпплджек написали мне о своих мытарствах тут. Вежливо так написали, спасибо...</text:p>
      <text:p text:style-name="P125">Флаттершай покрылась пунцовыми пятнами.</text:p>
      <text:p text:style-name="P125">– Я... Мы... – тут она совсем стушевалась.</text:p>
      <text:p text:style-name="P125">– Так а почему ты сказал, что никто не уйдёт в Эквестрию? – наконец перебила Дискорда скучавшая до этого Эпплджек.</text:p>
      <text:p text:style-name="P125">Дискорд уставился на неё долгим взглядом, а потом хлопнул себя по лбу.</text:p>
      <text:p text:style-name="P12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4">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4">(предполагалось, что он уволился, но, чтобы оставить ему путь к отступлению, назвали увольнение творческим отпуском)</text:span><text:span text:style-name="T9">&gt;</text:span></text:p>
      <text:p text:style-name="P125">– И что? – продолжила его мысль Эпплджек.</text:p>
      <text:p text:style-name="P125">–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5"><text:soft-page-break/>– И?!! – до меня уже дошло, но Эпплджек продолжала тупить.</text:p>
      <text:p text:style-name="P125">– Короче, времени у нас осталось что-то около пятнадцати минут. Или около того. – заявил Дискорд, поднеся к глазам запястье с массивными часами.</text:p>
      <text:p text:style-name="P125">– СКОЛЬКО??? – воскликнули хором я и девушки.</text:p>
      <text:p text:style-name="P125">Дискорд открыл было рот, но его слова заглушил звонок в дверь.</text:p>
      <text:p text:style-name="P125">– ОТКРОЙТЕ, ПОЛИЦИЯ! Вам даётся полминуты, чтобы открыть дверь. Через тридцать секунд дверь будет выбита!</text:p>
      <text:p text:style-name="P12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5">Блядь!</text:p>
      <text:p text:style-name="P125">– На крышу, живо!!! Через окно на кухне! – зашипел Дискорд, отчаянно дёргая узлы свободной рукой.</text:p>
      <text:p text:style-name="P125">Эпплджек, одной рукой сгребя в охапку ноутбук, второй увлекая Флаттершай, кинулась на кухню.</text:p>
      <text:p text:style-name="P125">– А толку? Куда мы с крыши денемся? – спросил я растерянно. Дискорд только раздражённо зарычал в ответ.</text:p>
      <text:p text:style-name="P121">Дверь содрогнулась от мощного удара. Послышался стук падающей штукатурки. Я сломя голову кинулся на кухню.</text:p>
      <text:p text:style-name="P121">– Развяжи меня, идиот!!! – гаркнул вдогонку Дискорд.</text:p>
      <text:p text:style-name="P12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 </text:p>
      <text:p text:style-name="P12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1">Верёвка в кухонном окне дёргалась от движений лезущих по ней Флатти и Эпплджек. Я словил её рукой и стал на подоконник.</text:p>
      <text:p text:style-name="P121">Чёрт!</text:p>
      <text:p text:style-name="P12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1">Но нет, триста тысяч чертей, раз девушки смогли – я тоже смогу!</text:p>
      <text:p text:style-name="P12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1">Чёрт! Чёрт! Чёрт! Чёрт!</text:p>
      <text:p text:style-name="P121">Бля!!!...</text:p>
      <text:p text:style-name="P121">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1"/>
      <text:h text:style-name="P146" text:outline-level="2">Назад, в Эквестрию</text:h>
      <text:p text:style-name="P121"/>
      <text:p text:style-name="P121">Долго паниковать не пришлось. </text:p>
      <text:p text:style-name="P121">Я почувствовал сильный рывок за шиворот и захват поперёк груди. </text:p>
      <text:p text:style-name="P121">– ОТПУСТИ ДЕВЧОНКУ!!! – загрохотало мне в ухо. Я открыл глаза.</text:p>
      <text:p text:style-name="P12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1">Я чуть поднял глаза и уставился в чешуйчатую морду дракон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1">Наконец это ему удалось, и дальнейший подъём на крышу происходил в молчании.</text:p>
      <text:p text:style-name="P12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1">Флаттершай оторвала заплаканное лицо от моей ветровки.</text:p>
      <text:p text:style-name="P121"><text:soft-page-break/>– Да-да, ты прав, Корди. Я готова.</text:p>
      <text:p text:style-name="P121">На длинной шее Дискорда разместились Эпплджек и Флаттершай. Я, для сохранения баланса, разместился позади крыльев.</text:p>
      <text:p text:style-name="P121">Дискорд расправил крылья и начал короткую пробежку к краю.</text:p>
      <text:p text:style-name="P12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1">И мы полетели навстречу закату.</text:p>
      <text:p text:style-name="P12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1">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1">– Пристегните ремни! – проревел Дискорд, резко ускоряясь. – Будет весело!!!</text:p>
      <text:p text:style-name="P12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1">– ЙУУУУУУУХХХУУУУУ!!! – заорал Дискорд, сложил крылья и врезался в шар.</text:p>
      <text:p text:style-name="P126">&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2" text:outline-level="1">Беседа за столиком в ночи</text:h>
      <text:p text:style-name="P111">&lt;<text:span text:style-name="T52">Queen - Flash</text:span>&gt;</text:p>
      <text:p text:style-name="P92">Из-за заинтересованности Эквуса в Максе, тому не приходится прилагать усилий для 34 — на что ему указывает Анакорн</text:p>
      <text:p text:style-name="P9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text:soft-page-break/>как, помимо крыльев, он имел три рога. Фигура супераликорна стояла в темноте на задних ногах, распахнув широко крылья и целясь рогами в мрак.</text:p>
      <text:p text:style-name="P9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0"><text:span text:style-name="T1">– </text:span>Анакорн. <text:span text:style-name="T1">– о</text:span>трекомендовался он. <text:span text:style-name="T9">– </text:span><text:span text:style-name="T1">Демиург.</text:span></text:p>
      <text:p text:style-name="P90"><text:span text:style-name="T1">– </text:span>П-привет. Макс. <text:span text:style-name="T1">– в</text:span> смятении представился я.</text:p>
      <text:p text:style-name="P9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4"/>
      <text:p text:style-name="P90"><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1">дело даже не в магии — она во многих молодых мирах есть). Дело в нестыковках, несуразицах и нелепицах.</text:span><text:span text:style-name="T1">&gt;</text:span></text:p>
      <text:p text:style-name="P94"/>
      <text:p text:style-name="P9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0"><text:span text:style-name="T1">Юноша</text:span> закинул ногу за ногу и пытливо смотрел на меня, играя карандашём .</text:p>
      <text:p text:style-name="P90">Я совсем запутался.</text:p>
      <text:p text:style-name="P90"><text:span text:style-name="T1">– </text:span>Какая проблема? Какое решение? Кто ты <text:span text:style-name="T1">вообще</text:span>?</text:p>
      <text:p text:style-name="P90"><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4">– Стоп, не торопись. – у меня голова пошла кругом от информации. – Я ничего не понял. Какие-такие проблемы? Какие варианты? Зачем его поддерживать?</text:p>
      <text:p text:style-name="P94">Анакорн недовольно поморщился, но продолжил.</text:p>
      <text:p text:style-name="P9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text:soft-page-break/>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4"/>
      <text:p text:style-name="P9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6"/>
      <text:p text:style-name="P94"/>
      <text:p text:style-name="P94"/>
      <text:p text:style-name="P9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4">На голограмме появилась солнечная система Эквуса. Почему-то в центре системы был сам Эквус. Вокруг него вращались солнце и луна.</text:p>
      <text:p text:style-name="P94">Анакорн плюхнулся обратно в кресло и схватился за голову. Потом, немного успокоившись, продолжил.</text:p>
      <text:p text:style-name="P9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4">Анакорн отпил из стакана и продолжил.</text:p>
      <text:p text:style-name="P9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0"><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4">Анакорн постучал по столику указкой. Солнечная система увеличилась, оставив в поле зрения только шар Эквуса.</text:p>
      <text:p text:style-name="P9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7">Ко мне наконец-то пришло понимание ситуации.</text:p>
      <text:p text:style-name="P9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4">Анакорн смутился.</text:p>
      <text:p text:style-name="P9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4">(<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4"><text:span text:style-name="T17">– Сам ты раздолбай! – произнёс, наконец, Свирл</text:span>)</text:p>
      <text:p text:style-name="P94">… И создали вы его достаточно топорно — видишь, он трещит по швам.</text:p>
      <text:p text:style-name="P94">– Хмм. То есть, это брони создали Эквус?</text:p>
      <text:p text:style-name="P9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4">Я вспомнил события последнего года <text:span text:style-name="T9">&lt;</text:span>упомянуть в эпизоде на Терре, что МЛП-сериал закрылся год назад<text:span text:style-name="T9">&gt;</text:span></text:p>
      <text:p text:style-name="P94"><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4">Анакорн с такой силой сжал карандаш, что он хрустнул.</text:p>
      <text:p text:style-name="P9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4"/>
      <text:p text:style-name="P94"/>
      <text:p text:style-name="P9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2">– </text:p>
      <text:p text:style-name="P9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7">– Верни Рэйнбоу!!!</text:p>
      <text:p text:style-name="P97">Обломки карандаша выпали из кулака Анакорна на столик.</text:p>
      <text:p text:style-name="P97">– Э-э-э… м-м-м… ну-у-у... Нельзя сказать, что это совсем невыполнимо… Но, прямо скажу, задачка не для студента!</text:p>
      <text:p text:style-name="P97">– А ты студент?</text:p>
      <text:p text:style-name="P9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7"><text:soft-page-break/>– Нет. Плата остаётся неизменной. Тут мы квиты. У меня тоже мало шансов помочь тебе — я не имею ни малейшего понятия, как это сделать.</text:p>
      <text:p text:style-name="P97">Ставшие почти прозрачными стены комнаты снова обрели материальность. Анакорн пожал плечами и протянул мне руку через столик.</text:p>
      <text:p text:style-name="P9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7">Я задумался.</text:p>
      <text:p text:style-name="P9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7">Анакорн почесал в затылке.</text:p>
      <text:p text:style-name="P97">– А кьютимарки? Как, <text:span text:style-name="T9">&lt;</text:span><text:span text:style-name="T23">чёрт</text:span><text:span text:style-name="T9">&gt;</text:span> меня побери, объяснить кьютимарки?</text:p>
      <text:p text:style-name="P97">– А кьютимарки ты сам даришь пони, когда распознаёшь их жизненное предназначение.</text:p>
      <text:p text:style-name="P9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7">Я пожал плечами.</text:p>
      <text:p text:style-name="P97">– А по-другому я не могу объяснить их появление. К сожалению.</text:p>
      <text:p text:style-name="P13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4">– Хорошо. Уболтал. Кьютимарки беру на себя. Так и знал, что мне самое трудное достанется!</text:p>
      <text:p text:style-name="P13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4">Анакорн проследил мой взгляд.</text:p>
      <text:p text:style-name="P134">– Нечего так смотреть. Если я стану применять магию вместо ловкости, теряется весь смысл упражнения... О, глянь-ка на Эквус!</text:p>
      <text:p text:style-name="P13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4"/>
      <text:p text:style-name="P136"><text:soft-page-break/>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7"/>
      <text:p text:style-name="P13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6"/>
      <text:p text:style-name="P136"/>
      <text:p text:style-name="P134">Я опять задумался. В голове было пусто. Хотя, если подумать с точки зрения программиста, можно... Наверное можно, раз все предыдущее прокатило...</text:p>
      <text:p text:style-name="P135">–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5">– Не понял? Это как? Как ты совместишь разрушенную магическими войнами Эквестрию с романтически-сексуальным раем для попаданцев?</text:p>
      <text:p text:style-name="P135"><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5">Анакорн долго мусолил карандаш, а потом вдруг заржал.</text:p>
      <text:p text:style-name="P135"><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5"><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5">Анакорн примирительно похлопал меня по плечу.</text:p>
      <text:p text:style-name="P135"><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5">Я подозрительно посмотрел на Анакорна.</text:p>
      <text:p text:style-name="P135"><text:span text:style-name="T9">– </text:span>Какой ещё, нафиг, «мой фанфик»? Я никакого фанфика не писал. И не собираюсь, вообще-то.</text:p>
      <text:p text:style-name="P135">Анакорн ехидно ухмыльнулся и откинулся в кресле, переплетя пальцы за затылком.</text:p>
      <text:p text:style-name="P135"><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4"><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4"><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4"><text:span text:style-name="T9">– </text:span>Факн щит<text:note text:id="ftn13" text:note-class="footnote"><text:note-citation>13</text:note-citation><text:note-body><text:p text:style-name="P12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4">Анакорн развёл руками.</text:p>
      <text:p text:style-name="P134"><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4">Анакорн, глядя на мои терзания, понимающе кивнул и продолжил.</text:p>
      <text:p text:style-name="P94">– Эквусу позарез нужна помощь. И он надеется получить эту помощь от тебя. Видишь, он из кожи вон лезет, чтобы тебе понравиться.</text:p>
      <text:p text:style-name="P92">Он старался тебя рассмешить и показать себя с лучшей стороны. К сожалению, надлого его не хватило — к твоему прибытию он был на грани...</text:p>
      <text:p text:style-name="P94">Тебе не приходилось заботиться о жилье и питании, ты нравишься кобылкам...</text:p>
      <text:p text:style-name="P94">– Гм! Я бы попросил тебя не касаться моих отношений с Рэйнбоу!</text:p>
      <text:p text:style-name="P9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4">У меня сердце буквально ухнуло куда-то вниз, в область желудка.</text:p>
      <text:p text:style-name="P9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4">– Та ладно, не утешай. Я не маленький ребёнок. Долг платежом красен. Сделаю то, что ты хочешь. Как сумею.</text:p>
      <text:p text:style-name="P94"><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4">Анакорн наблюдал за мной без улыбки. По его нейтральному выражению лица невозможно было догадаться, о чём он думает.</text:p>
      <text:p text:style-name="P94">– Ну вот и отлично. Рад, что мы наконец-то пришли к сделке.</text:p>
      <text:p text:style-name="P9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8">–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обратно возвращался?</text:p>
      <text:p text:style-name="P9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4">Так вот, возвращать тебя обратно в твой мир я не буду. </text:p>
      <text:p text:style-name="P94">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4">– Ты ещё увидишь пару снов на прощание. Удачи!</text:p>
      <text:p text:style-name="P94"/>
      <text:p text:style-name="P99">&lt;<text:span text:style-name="T1">- Но если миры Эквестрии станут существовать — появятся и те из них, в которых тьма страданий, постапокалипсис.</text:span></text:p>
      <text:p text:style-name="P99"><text:span text:style-name="T1">- И это лучше, чем не существовать, поверь</text:span>&gt;</text:p>
      <text:p text:style-name="P95"><text:soft-page-break/>***</text:p>
      <text:p text:style-name="P95"/>
      <text:p text:style-name="P94">&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4"/>
      <text:p text:style-name="P94">–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4">– Пожалста. – ответил я безучастно. – Всегда рад. Только Вам не нужно было ТАК распинаться, чтобы заручиться моей помощью.</text:p>
      <text:p text:style-name="P94">Селестия на мгновение смутилась, но продолжила.</text:p>
      <text:p text:style-name="P94">&lt;<text:span text:style-name="T20"> - Ты морочила мне яйца, чтобы заинтересовать? Всё, как Свирл указал?</text:span></text:p>
      <text:p text:style-name="P9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2">Я покачал головой.</text:p>
      <text:p text:style-name="P9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2">- Поверь, Макс, всё не так, как ты думаешь! Если бы у меня был шанс переиграть всё по новому! Клянусь, всё было бы совсем по другому!</text:p>
      <text:p text:style-name="P94"><text:span text:style-name="T20">- Это точно! Было бы точно всё по другому, я с конеёбством завязываю!</text:span>&gt;</text:p>
      <text:p text:style-name="P94">–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text:span><text:span text:style-name="T20">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1">Селестия кивнула, соглашаясь, и образ её начал меркнуть.</text:p>
      <text:p text:style-name="P126">– <text:span text:style-name="T1">Окей. Будь счастлив и... спасибо тебе за всё, Макс.</text:span></text:p>
      <text:p text:style-name="P121">…</text:p>
      <text:p text:style-name="P12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oft-page-break/><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1">Он нахлобучил на себя невесть откуда взявшуюся двууголку.</text:p>
      <text:p text:style-name="P121">– Как вам это нравится, господа?! Дискорд — спаситель Эквестрии! А ведь звучит!!! Разрешите откланяться!..</text:p>
      <text:p text:style-name="P121"/>
      <text:list xml:id="list3902006964731862049" text:style-name="L8">
        <text:list-header>
          <text:p text:style-name="P159">(<text:span text:style-name="T25">Луна — как повелительница снов, слышала разговор Макса с Анакорном</text:span>)</text:p>
          <text:p text:style-name="P160"/>
        </text:list-header>
      </text:list>
      <text:p text:style-name="P122">***</text:p>
      <text:p text:style-name="P90"><text:span text:style-name="T1">–</text:span> Ты?..</text:p>
      <text:p text:style-name="P90"><text:span text:style-name="T1">–</text:span> Ты??!</text:p>
      <text:p text:style-name="P90"><text:span text:style-name="T1">–</text:span> Ты мне снишься??</text:p>
      <text:p text:style-name="P90"><text:span text:style-name="T1">–</text:span> Это ты мне снишься!!</text:p>
      <text:p text:style-name="P90"><text:span text:style-name="T1">–</text:span> Неважно… Пусть мы друг-другу снимся… Ты как, Дэш?</text:p>
      <text:p text:style-name="P90"><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0"><text:span text:style-name="T22">- Точно? Ну офигеть! </text:span>А ты как?</text:p>
      <text:p text:style-name="P90"><text:span text:style-name="T1">–</text:span> И я в порядке. Вот, возвращаюсь в свой мир. Ну, не совсем в свой. Почти в свой.</text:p>
      <text:p text:style-name="P90"><text:span text:style-name="T1">–</text:span> Навсегда?</text:p>
      <text:p text:style-name="P90"><text:span text:style-name="T1">–</text:span> Скорее всего, да.</text:p>
      <text:p text:style-name="P90"><text:span text:style-name="T1">–</text:span> Это плохо. Я хотела тебе сказать…</text:p>
      <text:p text:style-name="P90"><text:span text:style-name="T1">–</text:span> Не надо, Дэш. Не стоит терзать себя. Мне тоже очень хотелось остаться. Но так надо. Мне очень жаль…</text:p>
      <text:p text:style-name="P9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0"><text:span text:style-name="T1">–</text:span> И тебя, и Твайлайт, и Рэрити, и Селестию, и всех-всех-всех… Таковы правила.</text:p>
      <text:p text:style-name="P90"><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0"><text:soft-page-break/>Я опустил руку на шею Дэш и ощутил теплоту и лёгкое покалывание в пустоте.</text:p>
      <text:p text:style-name="P90"><text:span text:style-name="T9">–</text:span> Мне кажется, Дэш, <text:span text:style-name="T1">м</text:span>ы найдём способ связаться. Рано или поздно.</text:p>
      <text:p text:style-name="P90"><text:span text:style-name="T1">–</text:span> И лучше рано, чем поздно! Я не люблю ждать!</text:p>
      <text:p text:style-name="P90"><text:span text:style-name="T1">–</text:span> Да, Дэш. <text:span text:style-name="T1">–</text:span> её образ начал таять. <text:span text:style-name="T1">–</text:span> Да, я помню. Я всё ещё помню…</text:p>
      <text:p text:style-name="P90"/>
      <text:h text:style-name="P146" text:outline-level="2">Земля</text:h>
      <text:p text:style-name="P93">&lt;<text:span text:style-name="T52">Daft Punk – Get Lucky</text:span>&gt;</text:p>
      <text:p text:style-name="P93"/>
      <text:p text:style-name="P87">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7"><text:span text:style-name="T1">Я нашарил ногами тапки и пошёл в ванную. Проходя мимо стола, зацепился взглядом за</text:span> эскиз <text:span text:style-name="T1">рисунка</text:span>.</text:p>
      <text:p text:style-name="P8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8">Доставая из стола ключи от машины, опять наткнулся взглядом на эскиз.</text:p>
      <text:p text:style-name="P8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8">Назову-ка я фантазию «Последний фанфик»…</text:p>
      <text:p text:style-name="P88"/>
      <text:p text:style-name="P88"/>
      <text:p text:style-name="P88"/>
      <text:p text:style-name="P90"/>
      <text:p text:style-name="P90"/>
      <text:p text:style-name="P90"/>
      <text:p text:style-name="P9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0"/>
      <text:p text:style-name="P9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0"/>
      <text:p text:style-name="P90"/>
      <text:p text:style-name="P90"/>
      <text:p text:style-name="P90"/>
      <text:p text:style-name="P77"/>
      <text:p text:style-name="P75"><text:span text:style-name="T1">–</text:span> Запрыгивай <text:span text:style-name="T1">–</text:span> разгневанно фыркнула она и ткнулась в меня боком.</text:p>
      <text:p text:style-name="P75">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5">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75">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5"><text:span text:style-name="T9">–</text:span> Держись! <text:span text:style-name="T9">–</text:span> <text:span text:style-name="T1">н</text:span>е успев процедить это сквозь сжатые зубы, Селестия пустилась вскачь.</text:p>
      <text:p text:style-name="P75">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5">Выход был уже совсем рядом, когда нас встретила Луна.</text:p>
      <text:p text:style-name="P75"><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5">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5">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75"/>
      <text:p text:style-name="P75"/>
      <text:p text:style-name="P75"/>
      <text:p text:style-name="P75"/>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04T23:16:49.71</dc:date>
    <meta:editing-duration>P98DT4H46M33S</meta:editing-duration>
    <meta:editing-cycles>6053</meta:editing-cycles>
    <meta:generator>OpenOffice/4.1.1$Win32 OpenOffice.org_project/411m6$Build-9775</meta:generator>
    <dc:creator>макс </dc:creator>
    <meta:document-statistic meta:table-count="0" meta:image-count="0" meta:object-count="0" meta:page-count="180" meta:paragraph-count="3741" meta:word-count="85438" meta:character-count="544235"/>
  </office:meta>
</office:document-meta>
</file>